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#ff9999"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>
      <style:table-cell-properties fo:background-color="#009933" fo:border="0.06pt solid #000000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ackground-color="#ff950e" fo:border="0.06pt solid #000000"/>
    </style:style>
    <style:style style:name="ce10" style:family="table-cell" style:parent-style-name="Default">
      <style:table-cell-properties fo:background-color="#ff6600" fo:border="0.06pt solid #0000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AUV rsyn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Campaign name on <text:s/>rsync://129.78.210.231/released/</text:p>
          </table:table-cell>
          <table:table-cell table:style-name="ce1" office:value-type="string" calcext:value-type="string">
            <text:p>Campaign name on eMII storage</text:p>
          </table:table-cell>
          <table:table-cell table:style-name="ce1"/>
          <table:table-cell table:style-name="ce1" office:value-type="string" calcext:value-type="string">
            <text:p>RSYNC command 1 (to download data from AUV facility to a temporary folder, by checking the public one)</text:p>
          </table:table-cell>
          <table:table-cell table:style-name="ce1" office:value-type="string" calcext:value-type="string">
            <text:p>RSYNC command 1 BIS alternativ</text:p>
          </table:table-cell>
          <table:table-cell table:style-name="ce1" office:value-type="string" calcext:value-type="string">
            <text:p>Last rsync done to staging/AUV/rsync</text:p>
          </table:table-cell>
          <table:table-cell table:style-name="ce1" office:value-type="string" calcext:value-type="string">
            <text:p>Size of campaig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ST OF ISSUES</text:p>
          </table:table-cell>
          <table:table-cell table:style-name="ce1" office:value-type="string" calcext:value-type="string">
            <text:p>RSYNC command 2 ( from the temporary folder to public) remove dry-run to perform</text:p>
          </table:table-cell>
          <table:table-cell table:style-name="ce1" office:value-type="string" calcext:value-type="string">
            <text:p>rsync done to opendap and public</text:p>
          </table:table-cell>
          <table:table-cell table:style-name="ce1" office:value-type="string" calcext:value-type="string">
            <text:p>matlab reprocess done ?</text:p>
          </table:table-cell>
          <table:table-cell table:style-name="ce11" office:value-type="string" calcext:value-type="string">
            <text:p>MATLAB REPROCESS COMMENTS</text:p>
          </table:table-cell>
          <table:table-cell table:style-name="ce11" table:number-columns-repeated="1011"/>
        </table:table-row>
        <table:table-row table:style-name="ro2">
          <table:table-cell table:number-columns-repeated="2" table:style-name="ce2" office:value-type="string" calcext:value-type="string">
            <text:p>Batemans201011</text:p>
          </table:table-cell>
          <table:table-cell table:style-name="ce3"/>
          <table:table-cell table:style-name="ce2" table:formula="of:=CONCATENATE(&quot;echo **RSYNC CAMPAIGN :&quot;;[.B2];&quot;;rsync --size-only --itemize-changes --log-file=/tmp/auv.log --stats -uzhvrlD -L --progress rsync://129.78.210.231/released/&quot;;[.A2];&quot;/ --compare-dest=/mnt/imos-t4/IMOS/public/AUV/&quot;;[.B2];&quot; /mnt/imos-t4/IMOS/staging/AUV/rsync/&quot;;[.B2])" office:value-type="string" office:string-value="echo **RSYNC CAMPAIGN :Batemans201011;rsync --size-only --itemize-changes --log-file=/tmp/auv.log --stats -uzhvrlD -L --progress rsync://129.78.210.231/released/Batemans201011/ --compare-dest=/mnt/imos-t4/IMOS/public/AUV/Batemans201011 /mnt/imos-t4/IMOS/staging/AUV/rsync/Batemans201011" calcext:value-type="string">
            <text:p>echo **RSYNC CAMPAIGN :Batemans201011;rsync --size-only --itemize-changes --log-file=/tmp/auv.log --stats -uzhvrlD -L --progress rsync://129.78.210.231/released/Batemans201011/ --compare-dest=/mnt/imos-t4/IMOS/public/AUV/Batemans201011 /mnt/imos-t4/IMOS/staging/AUV/rsync/Batemans201011</text:p>
          </table:table-cell>
          <table:table-cell table:style-name="ce2" table:formula="of:=CONCATENATE(&quot;rsync --size-only --itemize-changes --log-file=/tmp/auv.log --stats -uzhvrlD -L --progress rsync://129.78.210.231/released/&quot;;[.A2];&quot; --compare-dest=/mnt/imos-t4/IMOS/public/AUV /mnt/imos-t4/IMOS/staging/AUV/rsync&quot;)" office:value-type="string" office:string-value="rsync --size-only --itemize-changes --log-file=/tmp/auv.log --stats -uzhvrlD -L --progress rsync://129.78.210.231/released/Batemans201011 --compare-dest=/mnt/imos-t4/IMOS/public/AUV /mnt/imos-t4/IMOS/staging/AUV/rsync" calcext:value-type="string">
            <text:p>rsync --size-only --itemize-changes --log-file=/tmp/auv.log --stats -uzhvrlD -L --progress rsync://129.78.210.231/released/Batemans201011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 office:value-type="string" calcext:value-type="string">
            <text:p>76.08G</text:p>
          </table:table-cell>
          <table:table-cell table:style-name="ce2" office:value-type="string" calcext:value-type="string">
            <text:p>Symlink issues</text:p>
          </table:table-cell>
          <table:table-cell table:style-name="ce2" office:value-type="string" calcext:value-type="string">
            <text:p>symlink has no referent: "/Batemans201011/r20101117_001912_batemans_03_site1sz/multibeam/grd_files/20101117_0259-018_nav.gsf.grd" (in released)</text:p>
            <text:p>symlink has no referent: "/Batemans201011/r20101117_001912_batemans_03_site1sz/multibeam/grd_files/20101117_0259-018_nav.gsf.pdf" (in released)</text:p>
            <text:p>symlink has no referent: "/Batemans201011/r20101117_001912_batemans_03_site1sz/multibeam/grd_files/all_GRD_Auto.grd" (in released)</text:p>
            <text:p>symlink has no referent: "/Batemans201011/r20101117_001912_batemans_03_site1sz/multibeam/grd_files/all_GRD_Auto.pdf" (in released)</text:p>
            <text:p>symlink has no referent: "/Batemans201011/r20101117_224623_batemans_06_site6guz/multibeam/grd_files/20101117_2342-007_nav.gsf.grd" (in released)</text:p>
            <text:p>symlink has no referent: "/Batemans201011/r20101117_224623_batemans_06_site6guz/multibeam/grd_files/20101117_2342-007_nav.gsf.pdf" (in released)</text:p>
            <text:p>symlink has no referent: "/Batemans201011/r20101117_224623_batemans_06_site6guz/multibeam/grd_files/all_GRD_Auto.grd" (in released)</text:p>
            <text:p>symlink has no referent: "/Batemans201011/r20101117_224623_batemans_06_site6guz/multibeam/grd_files/all_GRD_Auto.pdf" (in released)</text:p>
            <text:p/>
          </table:table-cell>
          <table:table-cell table:style-name="ce2" table:formula="of:=CONCATENATE(&quot;rsync --dry-run --remove-source-files --size-only --itemize-changes  --stats -uzhvrlD -L --progress /mnt/imos-t4/IMOS/staging/AUV/rsync/&quot;;[.B2];&quot;/ /mnt/imos-t4/IMOS/public/AUV/&quot;;[.B2])" office:value-type="string" office:string-value="rsync --dry-run --remove-source-files --size-only --itemize-changes  --stats -uzhvrlD -L --progress /mnt/imos-t4/IMOS/staging/AUV/rsync/Batemans201011/ /mnt/imos-t4/IMOS/public/AUV/Batemans201011" calcext:value-type="string">
            <text:p>rsync --dry-run --remove-source-files --size-only --itemize-changes <text:s/>--stats -uzhvrlD -L --progress /mnt/imos-t4/IMOS/staging/AUV/rsync/Batemans201011/ /mnt/imos-t4/IMOS/public/AUV/Batemans201011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Missing files in "track_files" <text:s/>for Batemans201011-r20101118_010326_site6guz_08_broadgrid</text:p>
          </table:table-cell>
          <table:table-cell table:number-columns-repeated="1011"/>
        </table:table-row>
        <table:table-row table:style-name="ro3">
          <table:table-cell table:number-columns-repeated="2" table:style-name="ce2" office:value-type="string" calcext:value-type="string">
            <text:p>Batemans201211</text:p>
          </table:table-cell>
          <table:table-cell table:style-name="ce3"/>
          <table:table-cell table:style-name="ce2" table:formula="of:=CONCATENATE(&quot;echo **RSYNC CAMPAIGN :&quot;;[.B3];&quot;;rsync --size-only --itemize-changes --log-file=/tmp/auv.log --stats -uzhvrlD -L --progress rsync://129.78.210.231/released/&quot;;[.A3];&quot;/ --compare-dest=/mnt/imos-t4/IMOS/public/AUV/&quot;;[.B3];&quot; /mnt/imos-t4/IMOS/staging/AUV/rsync/&quot;;[.B3])" office:value-type="string" office:string-value="echo **RSYNC CAMPAIGN :Batemans201211;rsync --size-only --itemize-changes --log-file=/tmp/auv.log --stats -uzhvrlD -L --progress rsync://129.78.210.231/released/Batemans201211/ --compare-dest=/mnt/imos-t4/IMOS/public/AUV/Batemans201211 /mnt/imos-t4/IMOS/staging/AUV/rsync/Batemans201211" calcext:value-type="string">
            <text:p>echo **RSYNC CAMPAIGN :Batemans201211;rsync --size-only --itemize-changes --log-file=/tmp/auv.log --stats -uzhvrlD -L --progress rsync://129.78.210.231/released/Batemans201211/ --compare-dest=/mnt/imos-t4/IMOS/public/AUV/Batemans201211 /mnt/imos-t4/IMOS/staging/AUV/rsync/Batemans201211</text:p>
          </table:table-cell>
          <table:table-cell table:style-name="ce2" table:formula="of:=CONCATENATE(&quot;rsync --size-only --itemize-changes --log-file=/tmp/auv.log --stats -uzhvrlD -L --progress rsync://129.78.210.231/released/&quot;;[.B3];&quot; --compare-dest=/mnt/imos-t4/IMOS/public/AUV /mnt/imos-t4/IMOS/staging/AUV/rsync&quot;)" office:value-type="string" office:string-value="rsync --size-only --itemize-changes --log-file=/tmp/auv.log --stats -uzhvrlD -L --progress rsync://129.78.210.231/released/Batemans201211 --compare-dest=/mnt/imos-t4/IMOS/public/AUV /mnt/imos-t4/IMOS/staging/AUV/rsync" calcext:value-type="string">
            <text:p>rsync --size-only --itemize-changes --log-file=/tmp/auv.log --stats -uzhvrlD -L --progress rsync://129.78.210.231/released/Batemans201211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 office:value-type="string" calcext:value-type="string">
            <text:p>rsync: read error: Connection timed out (110)</text:p>
            <text:p>rsync error: error in rsync protocol data stream (code 12) at io.c(764) [receiver=3.0.9]</text:p>
            <text:p>rsync: connection unexpectedly closed (465 bytes received so far) [generator]</text:p>
            <text:p>rsync error: error in rsync protocol data stream (code 12) at io.c(605) [generator=3.0.9]</text:p>
            <text:p/>
          </table:table-cell>
          <table:table-cell table:style-name="ce2" table:formula="of:=CONCATENATE(&quot;rsync --dry-run --remove-source-files --size-only --itemize-changes  --stats -uzhvrlD -L --progress /mnt/imos-t4/IMOS/staging/AUV/rsync/&quot;;[.B3];&quot;/ /mnt/imos-t4/IMOS/public/AUV/&quot;;[.B3])" office:value-type="string" office:string-value="rsync --dry-run --remove-source-files --size-only --itemize-changes  --stats -uzhvrlD -L --progress /mnt/imos-t4/IMOS/staging/AUV/rsync/Batemans201211/ /mnt/imos-t4/IMOS/public/AUV/Batemans201211" calcext:value-type="string">
            <text:p>rsync --dry-run --remove-source-files --size-only --itemize-changes <text:s/>--stats -uzhvrlD -L --progress /mnt/imos-t4/IMOS/staging/AUV/rsync/Batemans201211/ /mnt/imos-t4/IMOS/public/AUV/Batemans201211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table:number-columns-repeated="2" table:style-name="ce2" office:value-type="string" calcext:value-type="string">
            <text:p>GBR200709</text:p>
          </table:table-cell>
          <table:table-cell table:style-name="ce3"/>
          <table:table-cell table:style-name="ce2" table:formula="of:=CONCATENATE(&quot;echo **RSYNC CAMPAIGN :&quot;;[.B4];&quot;;rsync --size-only --itemize-changes --log-file=/tmp/auv.log --stats -uzhvrlD -L --progress rsync://129.78.210.231/released/&quot;;[.A4];&quot;/ --compare-dest=/mnt/imos-t4/IMOS/public/AUV/&quot;;[.B4];&quot; /mnt/imos-t4/IMOS/staging/AUV/rsync/&quot;;[.B4])" office:value-type="string" office:string-value="echo **RSYNC CAMPAIGN :GBR200709;rsync --size-only --itemize-changes --log-file=/tmp/auv.log --stats -uzhvrlD -L --progress rsync://129.78.210.231/released/GBR200709/ --compare-dest=/mnt/imos-t4/IMOS/public/AUV/GBR200709 /mnt/imos-t4/IMOS/staging/AUV/rsync/GBR200709" calcext:value-type="string">
            <text:p>echo **RSYNC CAMPAIGN :GBR200709;rsync --size-only --itemize-changes --log-file=/tmp/auv.log --stats -uzhvrlD -L --progress rsync://129.78.210.231/released/GBR200709/ --compare-dest=/mnt/imos-t4/IMOS/public/AUV/GBR200709 /mnt/imos-t4/IMOS/staging/AUV/rsync/GBR200709</text:p>
          </table:table-cell>
          <table:table-cell table:style-name="ce2" table:formula="of:=CONCATENATE(&quot;rsync --size-only --itemize-changes --log-file=/tmp/auv.log --stats -uzhvrlD -L --progress rsync://129.78.210.231/released/&quot;;[.B4];&quot; --compare-dest=/mnt/imos-t4/IMOS/public/AUV /mnt/imos-t4/IMOS/staging/AUV/rsync&quot;)" office:value-type="string" office:string-value="rsync --size-only --itemize-changes --log-file=/tmp/auv.log --stats -uzhvrlD -L --progress rsync://129.78.210.231/released/GBR200709 --compare-dest=/mnt/imos-t4/IMOS/public/AUV /mnt/imos-t4/IMOS/staging/AUV/rsync" calcext:value-type="string">
            <text:p>rsync --size-only --itemize-changes --log-file=/tmp/auv.log --stats -uzhvrlD -L --progress rsync://129.78.210.231/released/GBR200709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 office:value-type="string" calcext:value-type="string">
            <text:p>rsync: read error: Connection timed out (110)</text:p>
            <text:p>rsync error: error in rsync protocol data stream (code 12) at io.c(764) [receiver=3.0.9]</text:p>
            <text:p>rsync: connection unexpectedly closed (482 bytes received so far) [generator]</text:p>
            <text:p>rsync error: error in rsync protocol data stream (code 12) at io.c(605) [generator=3.0.9]</text:p>
            <text:p/>
          </table:table-cell>
          <table:table-cell table:style-name="ce2" table:formula="of:=CONCATENATE(&quot;rsync --dry-run --remove-source-files --size-only --itemize-changes  --stats -uzhvrlD -L --progress /mnt/imos-t4/IMOS/staging/AUV/rsync/&quot;;[.B4];&quot;/ /mnt/imos-t4/IMOS/public/AUV/&quot;;[.B4])" office:value-type="string" office:string-value="rsync --dry-run --remove-source-files --size-only --itemize-changes  --stats -uzhvrlD -L --progress /mnt/imos-t4/IMOS/staging/AUV/rsync/GBR200709/ /mnt/imos-t4/IMOS/public/AUV/GBR200709" calcext:value-type="string">
            <text:p>rsync --dry-run --remove-source-files --size-only --itemize-changes <text:s/>--stats -uzhvrlD -L --progress /mnt/imos-t4/IMOS/staging/AUV/rsync/GBR200709/ /mnt/imos-t4/IMOS/public/AUV/GBR200709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01-Oct-2014 15:03:33 - WARNING: No images to process for GBR200709-r20070927_235131_gbr_01_ribbon_grids_short</text:p>
            <text:p>01-Oct-2014 15:03:33 - WARNING: Missing folder "hydro_netcdf" <text:s/>for GBR200709-r20070927_235131_gbr_01_ribbon_grids_short.</text:p>
            <text:p>01-Oct-2014 15:03:34 - WARNING: No images to process for GBR200709-r20070927_235131_gbr_01_ribbon_grids_short_t2</text:p>
            <text:p>01-Oct-2014 15:03:34 - WARNING: Missing folder "hydro_netcdf" <text:s/>for GBR200709-r20070927_235131_gbr_01_ribbon_grids_short_t2.</text:p>
            <text:p>01-Oct-2014 17:24:52 - WARNING: Missing files in "track_files" <text:s/>for GBR200709-r20071005_044457_gbr_06_viper_leg_grid</text:p>
          </table:table-cell>
          <table:table-cell table:number-columns-repeated="1011"/>
        </table:table-row>
        <table:table-row table:style-name="ro4">
          <table:table-cell table:number-columns-repeated="2" table:style-name="ce2" office:value-type="string" calcext:value-type="string">
            <text:p>GBR201102</text:p>
          </table:table-cell>
          <table:table-cell table:style-name="ce3"/>
          <table:table-cell table:style-name="ce2" table:formula="of:=CONCATENATE(&quot;echo **RSYNC CAMPAIGN :&quot;;[.B5];&quot;;rsync --size-only --itemize-changes --log-file=/tmp/auv.log --stats -uzhvrlD -L --progress rsync://129.78.210.231/released/&quot;;[.A5];&quot;/ --compare-dest=/mnt/imos-t4/IMOS/public/AUV/&quot;;[.B5];&quot; /mnt/imos-t4/IMOS/staging/AUV/rsync/&quot;;[.B5])" office:value-type="string" office:string-value="echo **RSYNC CAMPAIGN :GBR201102;rsync --size-only --itemize-changes --log-file=/tmp/auv.log --stats -uzhvrlD -L --progress rsync://129.78.210.231/released/GBR201102/ --compare-dest=/mnt/imos-t4/IMOS/public/AUV/GBR201102 /mnt/imos-t4/IMOS/staging/AUV/rsync/GBR201102" calcext:value-type="string">
            <text:p>echo **RSYNC CAMPAIGN :GBR201102;rsync --size-only --itemize-changes --log-file=/tmp/auv.log --stats -uzhvrlD -L --progress rsync://129.78.210.231/released/GBR201102/ --compare-dest=/mnt/imos-t4/IMOS/public/AUV/GBR201102 /mnt/imos-t4/IMOS/staging/AUV/rsync/GBR201102</text:p>
          </table:table-cell>
          <table:table-cell table:style-name="ce2" table:formula="of:=CONCATENATE(&quot;rsync --size-only --itemize-changes --log-file=/tmp/auv.log --stats -uzhvrlD -L --progress rsync://129.78.210.231/released/&quot;;[.B5];&quot; --compare-dest=/mnt/imos-t4/IMOS/public/AUV /mnt/imos-t4/IMOS/staging/AUV/rsync&quot;)" office:value-type="string" office:string-value="rsync --size-only --itemize-changes --log-file=/tmp/auv.log --stats -uzhvrlD -L --progress rsync://129.78.210.231/released/GBR201102 --compare-dest=/mnt/imos-t4/IMOS/public/AUV /mnt/imos-t4/IMOS/staging/AUV/rsync" calcext:value-type="string">
            <text:p>rsync --size-only --itemize-changes --log-file=/tmp/auv.log --stats -uzhvrlD -L --progress rsync://129.78.210.231/released/GBR201102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 office:value-type="string" calcext:value-type="string">
            <text:p>11.70G</text:p>
          </table:table-cell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5];&quot;/ /mnt/imos-t4/IMOS/public/AUV/&quot;;[.B5])" office:value-type="string" office:string-value="rsync --dry-run --remove-source-files --size-only --itemize-changes  --stats -uzhvrlD -L --progress /mnt/imos-t4/IMOS/staging/AUV/rsync/GBR201102/ /mnt/imos-t4/IMOS/public/AUV/GBR201102" calcext:value-type="string">
            <text:p>rsync --dry-run --remove-source-files --size-only --itemize-changes <text:s/>--stats -uzhvrlD -L --progress /mnt/imos-t4/IMOS/staging/AUV/rsync/GBR201102/ /mnt/imos-t4/IMOS/public/AUV/GBR201102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GBR201107</text:p>
          </table:table-cell>
          <table:table-cell table:style-name="ce3"/>
          <table:table-cell table:style-name="ce2" table:formula="of:=CONCATENATE(&quot;echo **RSYNC CAMPAIGN :&quot;;[.B6];&quot;;rsync --size-only --itemize-changes --log-file=/tmp/auv.log --stats -uzhvrlD -L --progress rsync://129.78.210.231/released/&quot;;[.A6];&quot;/ --compare-dest=/mnt/imos-t4/IMOS/public/AUV/&quot;;[.B6];&quot; /mnt/imos-t4/IMOS/staging/AUV/rsync/&quot;;[.B6])" office:value-type="string" office:string-value="echo **RSYNC CAMPAIGN :GBR201107;rsync --size-only --itemize-changes --log-file=/tmp/auv.log --stats -uzhvrlD -L --progress rsync://129.78.210.231/released/GBR201107/ --compare-dest=/mnt/imos-t4/IMOS/public/AUV/GBR201107 /mnt/imos-t4/IMOS/staging/AUV/rsync/GBR201107" calcext:value-type="string">
            <text:p>echo **RSYNC CAMPAIGN :GBR201107;rsync --size-only --itemize-changes --log-file=/tmp/auv.log --stats -uzhvrlD -L --progress rsync://129.78.210.231/released/GBR201107/ --compare-dest=/mnt/imos-t4/IMOS/public/AUV/GBR201107 /mnt/imos-t4/IMOS/staging/AUV/rsync/GBR201107</text:p>
          </table:table-cell>
          <table:table-cell table:style-name="ce2" table:formula="of:=CONCATENATE(&quot;rsync --size-only --itemize-changes --log-file=/tmp/auv.log --stats -uzhvrlD -L --progress rsync://129.78.210.231/released/&quot;;[.B6];&quot; --compare-dest=/mnt/imos-t4/IMOS/public/AUV /mnt/imos-t4/IMOS/staging/AUV/rsync&quot;)" office:value-type="string" office:string-value="rsync --size-only --itemize-changes --log-file=/tmp/auv.log --stats -uzhvrlD -L --progress rsync://129.78.210.231/released/GBR201107 --compare-dest=/mnt/imos-t4/IMOS/public/AUV /mnt/imos-t4/IMOS/staging/AUV/rsync" calcext:value-type="string">
            <text:p>rsync --size-only --itemize-changes --log-file=/tmp/auv.log --stats -uzhvrlD -L --progress rsync://129.78.210.231/released/GBR201107 --compare-dest=/mnt/imos-t4/IMOS/public/AUV /mnt/imos-t4/IMOS/staging/AUV/rsync</text:p>
          </table:table-cell>
          <table:table-cell table:style-name="ce6" office:value-type="string" calcext:value-type="string">
            <text:p>24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6];&quot;/ /mnt/imos-t4/IMOS/public/AUV/&quot;;[.B6])" office:value-type="string" office:string-value="rsync --dry-run --remove-source-files --size-only --itemize-changes  --stats -uzhvrlD -L --progress /mnt/imos-t4/IMOS/staging/AUV/rsync/GBR201107/ /mnt/imos-t4/IMOS/public/AUV/GBR201107" calcext:value-type="string">
            <text:p>rsync --dry-run --remove-source-files --size-only --itemize-changes <text:s/>--stats -uzhvrlD -L --progress /mnt/imos-t4/IMOS/staging/AUV/rsync/GBR201107/ /mnt/imos-t4/IMOS/public/AUV/GBR201107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6">
          <table:table-cell table:number-columns-repeated="2" table:style-name="ce2" office:value-type="string" calcext:value-type="string">
            <text:p>GBR201212</text:p>
          </table:table-cell>
          <table:table-cell table:style-name="ce3"/>
          <table:table-cell table:style-name="ce2" table:formula="of:=CONCATENATE(&quot;echo **RSYNC CAMPAIGN :&quot;;[.B7];&quot;;rsync --size-only --itemize-changes --log-file=/tmp/auv.log --stats -uzhvrlD -L --progress rsync://129.78.210.231/released/&quot;;[.A7];&quot;/ --compare-dest=/mnt/imos-t4/IMOS/public/AUV/&quot;;[.B7];&quot; /mnt/imos-t4/IMOS/staging/AUV/rsync/&quot;;[.B7])" office:value-type="string" office:string-value="echo **RSYNC CAMPAIGN :GBR201212;rsync --size-only --itemize-changes --log-file=/tmp/auv.log --stats -uzhvrlD -L --progress rsync://129.78.210.231/released/GBR201212/ --compare-dest=/mnt/imos-t4/IMOS/public/AUV/GBR201212 /mnt/imos-t4/IMOS/staging/AUV/rsync/GBR201212" calcext:value-type="string">
            <text:p>echo **RSYNC CAMPAIGN :GBR201212;rsync --size-only --itemize-changes --log-file=/tmp/auv.log --stats -uzhvrlD -L --progress rsync://129.78.210.231/released/GBR201212/ --compare-dest=/mnt/imos-t4/IMOS/public/AUV/GBR201212 /mnt/imos-t4/IMOS/staging/AUV/rsync/GBR201212</text:p>
          </table:table-cell>
          <table:table-cell table:style-name="ce2" table:formula="of:=CONCATENATE(&quot;rsync --size-only --itemize-changes --log-file=/tmp/auv.log --stats -uzhvrlD -L --progress rsync://129.78.210.231/released/&quot;;[.B7];&quot; --compare-dest=/mnt/imos-t4/IMOS/public/AUV /mnt/imos-t4/IMOS/staging/AUV/rsync&quot;)" office:value-type="string" office:string-value="rsync --size-only --itemize-changes --log-file=/tmp/auv.log --stats -uzhvrlD -L --progress rsync://129.78.210.231/released/GBR201212 --compare-dest=/mnt/imos-t4/IMOS/public/AUV /mnt/imos-t4/IMOS/staging/AUV/rsync" calcext:value-type="string">
            <text:p>rsync --size-only --itemize-changes --log-file=/tmp/auv.log --stats -uzhvrlD -L --progress rsync://129.78.210.231/released/GBR201212 --compare-dest=/mnt/imos-t4/IMOS/public/AUV /mnt/imos-t4/IMOS/staging/AUV/rsync</text:p>
          </table:table-cell>
          <table:table-cell table:style-name="ce6" office:value-type="string" calcext:value-type="string">
            <text:p>24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7];&quot;/ /mnt/imos-t4/IMOS/public/AUV/&quot;;[.B7])" office:value-type="string" office:string-value="rsync --dry-run --remove-source-files --size-only --itemize-changes  --stats -uzhvrlD -L --progress /mnt/imos-t4/IMOS/staging/AUV/rsync/GBR201212/ /mnt/imos-t4/IMOS/public/AUV/GBR201212" calcext:value-type="string">
            <text:p>rsync --dry-run --remove-source-files --size-only --itemize-changes <text:s/>--stats -uzhvrlD -L --progress /mnt/imos-t4/IMOS/staging/AUV/rsync/GBR201212/ /mnt/imos-t4/IMOS/public/AUV/GBR201212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GBR201212/r20121215_205759_05_seagrass_double_grids_site_1199/hydro_netcdf/IMOS_AUV_ST_20121215T205805Z_SIRIUS_FV00.nc </text:p>
            <text:p>GBR201212/r20121215_233755_06_seagrass_double_grids_site_1202/hydro_netcdf/IMOS_AUV_ST_20121215T233801Z_SIRIUS_FV00.nc </text:p>
            <text:p>GBR201212/r20121216_025747_07_seagrass_double_grids_site_1188/hydro_netcdf/IMOS_AUV_ST_20121216T025753Z_SIRIUS_FV00.nc </text:p>
            <text:p>GBR201212/r20121216_062733_08_seagrass_double_grids_site_1631/hydro_netcdf/IMOS_AUV_ST_20121216T062739Z_SIRIUS_FV00.nc </text:p>
            <text:p>GBR201212/r20121216_211202_09_seagrass_double_grids_site_2281/hydro_netcdf/IMOS_AUV_ST_20121216T211208Z_SIRIUS_FV00.nc </text:p>
            <text:p>GBR201212/r20121217_004815_10_seagrass_double_grids_site_2543/hydro_netcdf/IMOS_AUV_ST_20121217T004821Z_SIRIUS_FV00.nc </text:p>
            <text:p>GBR201212/r20121217_021709_10b_seagrass_double_grids_site_2543/hydro_netcdf/IMOS_AUV_ST_20121217T021715Z_SIRIUS_FV00.nc <text:s/></text:p>
            <text:p>GBR201212/r20121217_044922_11_seagrass_double_grids_site_2084/hydro_netcdf/IMOS_AUV_ST_20121217T044928Z_SIRIUS_FV00.nc <text:s/></text:p>
            <text:p>GBR201212/r20121217_223242_12_seagrass_double_grids_site_2441/hydro_netcdf/IMOS_AUV_ST_20121217T223248Z_SIRIUS_FV00.nc <text:s/></text:p>
            <text:p>GBR201212/r20121218_013108_13_seagrass_double_grids_site_1581/hydro_netcdf/IMOS_AUV_ST_20121218T013114Z_SIRIUS_FV00.nc <text:s/></text:p>
            <text:p>GBR201212/r20121218_044242_14_seagrass_double_grids_site_2083/hydro_netcdf/IMOS_AUV_ST_20121218T044249Z_SIRIUS_FV00.nc <text:s/></text:p>
            <text:p>GBR201212/r20121218_222338_15_myrmidon_NE_triple/hydro_netcdf/IMOS_AUV_ST_20121218T222344Z_SIRIUS_FV00.nc </text:p>
            <text:p>GBR201212/r20121219_021445_16_myrmidon_SE_triple/hydro_netcdf/IMOS_AUV_ST_20121219T021451Z_SIRIUS_FV00.nc <text:s/></text:p>
            <text:p>GBR201212/r20121219_031505_16b_myrmidon_SE_triple/hydro_netcdf/IMOS_AUV_ST_20121219T031511Z_SIRIUS_FV00.nc <text:s/></text:p>
            <text:p>GBR201212/r20121219_061616_17_myrmidon_NW_quad/hydro_netcdf/IMOS_AUV_ST_20121219T061623Z_SIRIUS_FV00.nc </text:p>
            <text:p>GBR201212/r20121219_213113_17b_myrmidon_NW_quad/hydro_netcdf/IMOS_AUV_ST_20121219T213120Z_SIRIUS_FV00.nc</text:p>
          </table:table-cell>
          <table:table-cell table:number-columns-repeated="1011"/>
        </table:table-row>
        <table:table-row table:style-name="ro5">
          <table:table-cell table:number-columns-repeated="2" table:style-name="ce2" office:value-type="string" calcext:value-type="string">
            <text:p>GBR201312</text:p>
          </table:table-cell>
          <table:table-cell table:style-name="ce4" office:value-type="string" calcext:value-type="string">
            <text:p>Never Been on NSP</text:p>
          </table:table-cell>
          <table:table-cell table:style-name="ce2" table:formula="of:=CONCATENATE(&quot;echo **RSYNC CAMPAIGN :&quot;;[.B8];&quot;;rsync --size-only --itemize-changes --log-file=/tmp/auv.log --stats -uzhvrlD -L --progress rsync://129.78.210.231/released/&quot;;[.A8];&quot;/ --compare-dest=/mnt/imos-t4/IMOS/public/AUV/&quot;;[.B8];&quot; /mnt/imos-t4/IMOS/staging/AUV/rsync/&quot;;[.B8])" office:value-type="string" office:string-value="echo **RSYNC CAMPAIGN :GBR201312;rsync --size-only --itemize-changes --log-file=/tmp/auv.log --stats -uzhvrlD -L --progress rsync://129.78.210.231/released/GBR201312/ --compare-dest=/mnt/imos-t4/IMOS/public/AUV/GBR201312 /mnt/imos-t4/IMOS/staging/AUV/rsync/GBR201312" calcext:value-type="string">
            <text:p>echo **RSYNC CAMPAIGN :GBR201312;rsync --size-only --itemize-changes --log-file=/tmp/auv.log --stats -uzhvrlD -L --progress rsync://129.78.210.231/released/GBR201312/ --compare-dest=/mnt/imos-t4/IMOS/public/AUV/GBR201312 /mnt/imos-t4/IMOS/staging/AUV/rsync/GBR201312</text:p>
          </table:table-cell>
          <table:table-cell table:style-name="ce2" table:formula="of:=CONCATENATE(&quot;rsync --size-only --itemize-changes --log-file=/tmp/auv.log --stats -uzhvrlD -L --progress rsync://129.78.210.231/released/&quot;;[.B8];&quot; --compare-dest=/mnt/imos-t4/IMOS/public/AUV /mnt/imos-t4/IMOS/staging/AUV/rsync&quot;)" office:value-type="string" office:string-value="rsync --size-only --itemize-changes --log-file=/tmp/auv.log --stats -uzhvrlD -L --progress rsync://129.78.210.231/released/GBR201312 --compare-dest=/mnt/imos-t4/IMOS/public/AUV /mnt/imos-t4/IMOS/staging/AUV/rsync" calcext:value-type="string">
            <text:p>rsync --size-only --itemize-changes --log-file=/tmp/auv.log --stats -uzhvrlD -L --progress rsync://129.78.210.231/released/GBR201312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table:number-columns-repeated="2"/>
          <table:table-cell table:style-name="ce2" table:formula="of:=CONCATENATE(&quot;rsync --dry-run --remove-source-files --size-only --itemize-changes  --stats -uzhvrlD -L --progress /mnt/imos-t4/IMOS/staging/AUV/rsync/&quot;;[.B8];&quot;/ /mnt/imos-t4/IMOS/public/AUV/&quot;;[.B8])" office:value-type="string" office:string-value="rsync --dry-run --remove-source-files --size-only --itemize-changes  --stats -uzhvrlD -L --progress /mnt/imos-t4/IMOS/staging/AUV/rsync/GBR201312/ /mnt/imos-t4/IMOS/public/AUV/GBR201312" calcext:value-type="string">
            <text:p>rsync --dry-run --remove-source-files --size-only --itemize-changes <text:s/>--stats -uzhvrlD -L --progress /mnt/imos-t4/IMOS/staging/AUV/rsync/GBR201312/ /mnt/imos-t4/IMOS/public/AUV/GBR201312</text:p>
          </table:table-cell>
          <table:table-cell table:style-name="ce7" office:value-type="string" calcext:value-type="string">
            <text:p>YES</text:p>
          </table:table-cell>
          <table:table-cell table:style-name="ce9" office:value-type="string" calcext:value-type="string">
            <text:p>IN PROGRESS</text:p>
          </table:table-cell>
          <table:table-cell table:number-columns-repeated="1012"/>
        </table:table-row>
        <table:table-row table:style-name="ro7">
          <table:table-cell table:style-name="ce2" office:value-type="string" calcext:value-type="string">
            <text:p>Jervis201004</text:p>
          </table:table-cell>
          <table:table-cell table:style-name="ce2"/>
          <table:table-cell table:style-name="ce3" office:value-type="string" calcext:value-type="string">
            <text:p>Never Been on NSP. Not to RSYNC ?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1012"/>
        </table:table-row>
        <table:table-row table:style-name="ro7">
          <table:table-cell table:style-name="ce2" office:value-type="string" calcext:value-type="string">
            <text:p>JervisBay200809</text:p>
          </table:table-cell>
          <table:table-cell table:style-name="ce2"/>
          <table:table-cell table:style-name="ce3" office:value-type="string" calcext:value-type="string">
            <text:p>Never Been on NSP. Not to RSYNC ?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1012"/>
        </table:table-row>
        <table:table-row table:style-name="ro4">
          <table:table-cell table:style-name="ce2" office:value-type="string" calcext:value-type="string">
            <text:p>Ningaloo2012</text:p>
          </table:table-cell>
          <table:table-cell table:style-name="ce2" office:value-type="string" calcext:value-type="string">
            <text:p>Ningaloo201203</text:p>
          </table:table-cell>
          <table:table-cell table:style-name="ce3"/>
          <table:table-cell table:style-name="ce2" table:formula="of:=CONCATENATE(&quot;echo **RSYNC CAMPAIGN :&quot;;[.B11];&quot;;rsync --size-only --itemize-changes --log-file=/tmp/auv.log --stats -uzhvrlD -L --progress rsync://129.78.210.231/released/&quot;;[.A11];&quot;/ --compare-dest=/mnt/imos-t4/IMOS/public/AUV/&quot;;[.B11];&quot; /mnt/imos-t4/IMOS/staging/AUV/rsync/&quot;;[.B11])" office:value-type="string" office:string-value="echo **RSYNC CAMPAIGN :Ningaloo201203;rsync --size-only --itemize-changes --log-file=/tmp/auv.log --stats -uzhvrlD -L --progress rsync://129.78.210.231/released/Ningaloo2012/ --compare-dest=/mnt/imos-t4/IMOS/public/AUV/Ningaloo201203 /mnt/imos-t4/IMOS/staging/AUV/rsync/Ningaloo201203" calcext:value-type="string">
            <text:p>echo **RSYNC CAMPAIGN :Ningaloo201203;rsync --size-only --itemize-changes --log-file=/tmp/auv.log --stats -uzhvrlD -L --progress rsync://129.78.210.231/released/Ningaloo2012/ --compare-dest=/mnt/imos-t4/IMOS/public/AUV/Ningaloo201203 /mnt/imos-t4/IMOS/staging/AUV/rsync/Ningaloo201203</text:p>
          </table:table-cell>
          <table:table-cell table:style-name="ce2" table:formula="of:=CONCATENATE(&quot;rsync --size-only --itemize-changes --log-file=/tmp/auv.log --stats -uzhvrlD -L --progress rsync://129.78.210.231/released/&quot;;[.B11];&quot; --compare-dest=/mnt/imos-t4/IMOS/public/AUV /mnt/imos-t4/IMOS/staging/AUV/rsync&quot;)" office:value-type="string" office:string-value="rsync --size-only --itemize-changes --log-file=/tmp/auv.log --stats -uzhvrlD -L --progress rsync://129.78.210.231/released/Ningaloo201203 --compare-dest=/mnt/imos-t4/IMOS/public/AUV /mnt/imos-t4/IMOS/staging/AUV/rsync" calcext:value-type="string">
            <text:p>rsync --size-only --itemize-changes --log-file=/tmp/auv.log --stats -uzhvrlD -L --progress rsync://129.78.210.231/released/Ningaloo201203 --compare-dest=/mnt/imos-t4/IMOS/public/AUV /mnt/imos-t4/IMOS/staging/AUV/rsync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table:formula="of:=CONCATENATE(&quot;rsync --dry-run --remove-source-files --size-only --itemize-changes  --stats -uzhvrlD -L --progress /mnt/imos-t4/IMOS/staging/AUV/rsync/&quot;;[.B11];&quot;/ /mnt/imos-t4/IMOS/public/AUV/&quot;;[.B11])" office:value-type="string" office:string-value="rsync --dry-run --remove-source-files --size-only --itemize-changes  --stats -uzhvrlD -L --progress /mnt/imos-t4/IMOS/staging/AUV/rsync/Ningaloo201203/ /mnt/imos-t4/IMOS/public/AUV/Ningaloo201203" calcext:value-type="string">
            <text:p>rsync --dry-run --remove-source-files --size-only --itemize-changes <text:s/>--stats -uzhvrlD -L --progress /mnt/imos-t4/IMOS/staging/AUV/rsync/Ningaloo201203/ /mnt/imos-t4/IMOS/public/AUV/Ningaloo201203</text:p>
          </table:table-cell>
          <table:table-cell table:style-name="ce7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 calcext:value-type="string">
            <text:p>PS201012</text:p>
          </table:table-cell>
          <table:table-cell table:style-name="ce3"/>
          <table:table-cell table:style-name="ce2" table:formula="of:=CONCATENATE(&quot;echo **RSYNC CAMPAIGN :&quot;;[.B12];&quot;;rsync --size-only --itemize-changes --log-file=/tmp/auv.log --stats -uzhvrlD -L --progress rsync://129.78.210.231/released/&quot;;[.A12];&quot;/ --compare-dest=/mnt/imos-t4/IMOS/public/AUV/&quot;;[.B12];&quot; /mnt/imos-t4/IMOS/staging/AUV/rsync/&quot;;[.B12])" office:value-type="string" office:string-value="echo **RSYNC CAMPAIGN :PS201012;rsync --size-only --itemize-changes --log-file=/tmp/auv.log --stats -uzhvrlD -L --progress rsync://129.78.210.231/released/PS201012/ --compare-dest=/mnt/imos-t4/IMOS/public/AUV/PS201012 /mnt/imos-t4/IMOS/staging/AUV/rsync/PS201012" calcext:value-type="string">
            <text:p>echo **RSYNC CAMPAIGN :PS201012;rsync --size-only --itemize-changes --log-file=/tmp/auv.log --stats -uzhvrlD -L --progress rsync://129.78.210.231/released/PS201012/ --compare-dest=/mnt/imos-t4/IMOS/public/AUV/PS201012 /mnt/imos-t4/IMOS/staging/AUV/rsync/PS201012</text:p>
          </table:table-cell>
          <table:table-cell table:style-name="ce2" table:formula="of:=CONCATENATE(&quot;rsync --size-only --itemize-changes --log-file=/tmp/auv.log --stats -uzhvrlD -L --progress rsync://129.78.210.231/released/&quot;;[.B12];&quot; --compare-dest=/mnt/imos-t4/IMOS/public/AUV /mnt/imos-t4/IMOS/staging/AUV/rsync&quot;)" office:value-type="string" office:string-value="rsync --size-only --itemize-changes --log-file=/tmp/auv.log --stats -uzhvrlD -L --progress rsync://129.78.210.231/released/PS201012 --compare-dest=/mnt/imos-t4/IMOS/public/AUV /mnt/imos-t4/IMOS/staging/AUV/rsync" calcext:value-type="string">
            <text:p>rsync --size-only --itemize-changes --log-file=/tmp/auv.log --stats -uzhvrlD -L --progress rsync://129.78.210.231/released/PS201012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table:number-columns-repeated="2"/>
          <table:table-cell table:style-name="ce2" table:formula="of:=CONCATENATE(&quot;rsync --dry-run --remove-source-files --size-only --itemize-changes  --stats -uzhvrlD -L --progress /mnt/imos-t4/IMOS/staging/AUV/rsync/&quot;;[.B12];&quot;/ /mnt/imos-t4/IMOS/public/AUV/&quot;;[.B12])" office:value-type="string" office:string-value="rsync --dry-run --remove-source-files --size-only --itemize-changes  --stats -uzhvrlD -L --progress /mnt/imos-t4/IMOS/staging/AUV/rsync/PS201012/ /mnt/imos-t4/IMOS/public/AUV/PS201012" calcext:value-type="string">
            <text:p>rsync --dry-run --remove-source-files --size-only --itemize-changes <text:s/>--stats -uzhvrlD -L --progress /mnt/imos-t4/IMOS/staging/AUV/rsync/PS201012/ /mnt/imos-t4/IMOS/public/AUV/PS201012</text:p>
          </table:table-cell>
          <table:table-cell table:style-name="ce7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SEQueensland201010</text:p>
          </table:table-cell>
          <table:table-cell table:style-name="ce3"/>
          <table:table-cell table:style-name="ce2" table:formula="of:=CONCATENATE(&quot;echo **RSYNC CAMPAIGN :&quot;;[.B13];&quot;;rsync --size-only --itemize-changes --log-file=/tmp/auv.log --stats -uzhvrlD -L --progress rsync://129.78.210.231/released/&quot;;[.A13];&quot;/ --compare-dest=/mnt/imos-t4/IMOS/public/AUV/&quot;;[.B13];&quot; /mnt/imos-t4/IMOS/staging/AUV/rsync/&quot;;[.B13])" office:value-type="string" office:string-value="echo **RSYNC CAMPAIGN :SEQueensland201010;rsync --size-only --itemize-changes --log-file=/tmp/auv.log --stats -uzhvrlD -L --progress rsync://129.78.210.231/released/SEQueensland201010/ --compare-dest=/mnt/imos-t4/IMOS/public/AUV/SEQueensland201010 /mnt/imos-t4/IMOS/staging/AUV/rsync/SEQueensland201010" calcext:value-type="string">
            <text:p>echo **RSYNC CAMPAIGN :SEQueensland201010;rsync --size-only --itemize-changes --log-file=/tmp/auv.log --stats -uzhvrlD -L --progress rsync://129.78.210.231/released/SEQueensland201010/ --compare-dest=/mnt/imos-t4/IMOS/public/AUV/SEQueensland201010 /mnt/imos-t4/IMOS/staging/AUV/rsync/SEQueensland201010</text:p>
          </table:table-cell>
          <table:table-cell table:style-name="ce2" table:formula="of:=CONCATENATE(&quot;rsync --size-only --itemize-changes --log-file=/tmp/auv.log --stats -uzhvrlD -L --progress rsync://129.78.210.231/released/&quot;;[.B13];&quot; --compare-dest=/mnt/imos-t4/IMOS/public/AUV /mnt/imos-t4/IMOS/staging/AUV/rsync&quot;)" office:value-type="string" office:string-value="rsync --size-only --itemize-changes --log-file=/tmp/auv.log --stats -uzhvrlD -L --progress rsync://129.78.210.231/released/SEQueensland201010 --compare-dest=/mnt/imos-t4/IMOS/public/AUV /mnt/imos-t4/IMOS/staging/AUV/rsync" calcext:value-type="string">
            <text:p>rsync --size-only --itemize-changes --log-file=/tmp/auv.log --stats -uzhvrlD -L --progress rsync://129.78.210.231/released/SEQueensland201010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13];&quot;/ /mnt/imos-t4/IMOS/public/AUV/&quot;;[.B13])" office:value-type="string" office:string-value="rsync --dry-run --remove-source-files --size-only --itemize-changes  --stats -uzhvrlD -L --progress /mnt/imos-t4/IMOS/staging/AUV/rsync/SEQueensland201010/ /mnt/imos-t4/IMOS/public/AUV/SEQueensland201010" calcext:value-type="string">
            <text:p>rsync --dry-run --remove-source-files --size-only --itemize-changes <text:s/>--stats -uzhvrlD -L --progress /mnt/imos-t4/IMOS/staging/AUV/rsync/SEQueensland201010/ /mnt/imos-t4/IMOS/public/AUV/SEQueensland201010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SEQueensland201010Eng</text:p>
          </table:table-cell>
          <table:table-cell table:style-name="ce3"/>
          <table:table-cell table:style-name="ce2" table:formula="of:=CONCATENATE(&quot;echo **RSYNC CAMPAIGN :&quot;;[.B14];&quot;;rsync --size-only --itemize-changes --log-file=/tmp/auv.log --stats -uzhvrlD -L --progress rsync://129.78.210.231/released/&quot;;[.A14];&quot;/ --compare-dest=/mnt/imos-t4/IMOS/public/AUV/&quot;;[.B14];&quot; /mnt/imos-t4/IMOS/staging/AUV/rsync/&quot;;[.B14])" office:value-type="string" office:string-value="echo **RSYNC CAMPAIGN :SEQueensland201010Eng;rsync --size-only --itemize-changes --log-file=/tmp/auv.log --stats -uzhvrlD -L --progress rsync://129.78.210.231/released/SEQueensland201010Eng/ --compare-dest=/mnt/imos-t4/IMOS/public/AUV/SEQueensland201010Eng /mnt/imos-t4/IMOS/staging/AUV/rsync/SEQueensland201010Eng" calcext:value-type="string">
            <text:p>echo **RSYNC CAMPAIGN :SEQueensland201010Eng;rsync --size-only --itemize-changes --log-file=/tmp/auv.log --stats -uzhvrlD -L --progress rsync://129.78.210.231/released/SEQueensland201010Eng/ --compare-dest=/mnt/imos-t4/IMOS/public/AUV/SEQueensland201010Eng /mnt/imos-t4/IMOS/staging/AUV/rsync/SEQueensland201010Eng</text:p>
          </table:table-cell>
          <table:table-cell table:style-name="ce2" table:formula="of:=CONCATENATE(&quot;rsync --size-only --itemize-changes --log-file=/tmp/auv.log --stats -uzhvrlD -L --progress rsync://129.78.210.231/released/&quot;;[.B14];&quot; --compare-dest=/mnt/imos-t4/IMOS/public/AUV /mnt/imos-t4/IMOS/staging/AUV/rsync&quot;)" office:value-type="string" office:string-value="rsync --size-only --itemize-changes --log-file=/tmp/auv.log --stats -uzhvrlD -L --progress rsync://129.78.210.231/released/SEQueensland201010Eng --compare-dest=/mnt/imos-t4/IMOS/public/AUV /mnt/imos-t4/IMOS/staging/AUV/rsync" calcext:value-type="string">
            <text:p>rsync --size-only --itemize-changes --log-file=/tmp/auv.log --stats -uzhvrlD -L --progress rsync://129.78.210.231/released/SEQueensland201010Eng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14];&quot;/ /mnt/imos-t4/IMOS/public/AUV/&quot;;[.B14])" office:value-type="string" office:string-value="rsync --dry-run --remove-source-files --size-only --itemize-changes  --stats -uzhvrlD -L --progress /mnt/imos-t4/IMOS/staging/AUV/rsync/SEQueensland201010Eng/ /mnt/imos-t4/IMOS/public/AUV/SEQueensland201010Eng" calcext:value-type="string">
            <text:p>rsync --dry-run --remove-source-files --size-only --itemize-changes <text:s/>--stats -uzhvrlD -L --progress /mnt/imos-t4/IMOS/staging/AUV/rsync/SEQueensland201010Eng/ /mnt/imos-t4/IMOS/public/AUV/SEQueensland201010Eng</text:p>
          </table:table-cell>
          <table:table-cell table:style-name="ce7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SEQueensland201111</text:p>
          </table:table-cell>
          <table:table-cell table:style-name="ce3"/>
          <table:table-cell table:style-name="ce2" table:formula="of:=CONCATENATE(&quot;echo **RSYNC CAMPAIGN :&quot;;[.B15];&quot;;rsync --size-only --itemize-changes --log-file=/tmp/auv.log --stats -uzhvrlD -L --progress rsync://129.78.210.231/released/&quot;;[.A15];&quot;/ --compare-dest=/mnt/imos-t4/IMOS/public/AUV/&quot;;[.B15];&quot; /mnt/imos-t4/IMOS/staging/AUV/rsync/&quot;;[.B15])" office:value-type="string" office:string-value="echo **RSYNC CAMPAIGN :SEQueensland201111;rsync --size-only --itemize-changes --log-file=/tmp/auv.log --stats -uzhvrlD -L --progress rsync://129.78.210.231/released/SEQueensland201111/ --compare-dest=/mnt/imos-t4/IMOS/public/AUV/SEQueensland201111 /mnt/imos-t4/IMOS/staging/AUV/rsync/SEQueensland201111" calcext:value-type="string">
            <text:p>echo **RSYNC CAMPAIGN :SEQueensland201111;rsync --size-only --itemize-changes --log-file=/tmp/auv.log --stats -uzhvrlD -L --progress rsync://129.78.210.231/released/SEQueensland201111/ --compare-dest=/mnt/imos-t4/IMOS/public/AUV/SEQueensland201111 /mnt/imos-t4/IMOS/staging/AUV/rsync/SEQueensland201111</text:p>
          </table:table-cell>
          <table:table-cell table:style-name="ce2" table:formula="of:=CONCATENATE(&quot;rsync --size-only --itemize-changes --log-file=/tmp/auv.log --stats -uzhvrlD -L --progress rsync://129.78.210.231/released/&quot;;[.B15];&quot; --compare-dest=/mnt/imos-t4/IMOS/public/AUV /mnt/imos-t4/IMOS/staging/AUV/rsync&quot;)" office:value-type="string" office:string-value="rsync --size-only --itemize-changes --log-file=/tmp/auv.log --stats -uzhvrlD -L --progress rsync://129.78.210.231/released/SEQueensland201111 --compare-dest=/mnt/imos-t4/IMOS/public/AUV /mnt/imos-t4/IMOS/staging/AUV/rsync" calcext:value-type="string">
            <text:p>rsync --size-only --itemize-changes --log-file=/tmp/auv.log --stats -uzhvrlD -L --progress rsync://129.78.210.231/released/SEQueensland201111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15];&quot;/ /mnt/imos-t4/IMOS/public/AUV/&quot;;[.B15])" office:value-type="string" office:string-value="rsync --dry-run --remove-source-files --size-only --itemize-changes  --stats -uzhvrlD -L --progress /mnt/imos-t4/IMOS/staging/AUV/rsync/SEQueensland201111/ /mnt/imos-t4/IMOS/public/AUV/SEQueensland201111" calcext:value-type="string">
            <text:p>rsync --dry-run --remove-source-files --size-only --itemize-changes <text:s/>--stats -uzhvrlD -L --progress /mnt/imos-t4/IMOS/staging/AUV/rsync/SEQueensland201111/ /mnt/imos-t4/IMOS/public/AUV/SEQueensland201111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SEQueensland201111/r20111124_035145_hendersonNth_03_grids_shallow/track_files/hendersonNth_03_grids_shallow_latlong.csv</text:p>
          </table:table-cell>
          <table:table-cell table:number-columns-repeated="1011"/>
        </table:table-row>
        <table:table-row table:style-name="ro4">
          <table:table-cell table:number-columns-repeated="2" table:style-name="ce2" office:value-type="string" calcext:value-type="string">
            <text:p>SEQueensland201210</text:p>
          </table:table-cell>
          <table:table-cell table:style-name="ce3"/>
          <table:table-cell table:style-name="ce2" table:formula="of:=CONCATENATE(&quot;echo **RSYNC CAMPAIGN :&quot;;[.B16];&quot;;rsync --size-only --itemize-changes --log-file=/tmp/auv.log --stats -uzhvrlD -L --progress rsync://129.78.210.231/released/&quot;;[.A16];&quot;/ --compare-dest=/mnt/imos-t4/IMOS/public/AUV/&quot;;[.B16];&quot; /mnt/imos-t4/IMOS/staging/AUV/rsync/&quot;;[.B16])" office:value-type="string" office:string-value="echo **RSYNC CAMPAIGN :SEQueensland201210;rsync --size-only --itemize-changes --log-file=/tmp/auv.log --stats -uzhvrlD -L --progress rsync://129.78.210.231/released/SEQueensland201210/ --compare-dest=/mnt/imos-t4/IMOS/public/AUV/SEQueensland201210 /mnt/imos-t4/IMOS/staging/AUV/rsync/SEQueensland201210" calcext:value-type="string">
            <text:p>echo **RSYNC CAMPAIGN :SEQueensland201210;rsync --size-only --itemize-changes --log-file=/tmp/auv.log --stats -uzhvrlD -L --progress rsync://129.78.210.231/released/SEQueensland201210/ --compare-dest=/mnt/imos-t4/IMOS/public/AUV/SEQueensland201210 /mnt/imos-t4/IMOS/staging/AUV/rsync/SEQueensland201210</text:p>
          </table:table-cell>
          <table:table-cell table:style-name="ce2" table:formula="of:=CONCATENATE(&quot;rsync --size-only --itemize-changes --log-file=/tmp/auv.log --stats -uzhvrlD -L --progress rsync://129.78.210.231/released/&quot;;[.B16];&quot; --compare-dest=/mnt/imos-t4/IMOS/public/AUV /mnt/imos-t4/IMOS/staging/AUV/rsync&quot;)" office:value-type="string" office:string-value="rsync --size-only --itemize-changes --log-file=/tmp/auv.log --stats -uzhvrlD -L --progress rsync://129.78.210.231/released/SEQueensland201210 --compare-dest=/mnt/imos-t4/IMOS/public/AUV /mnt/imos-t4/IMOS/staging/AUV/rsync" calcext:value-type="string">
            <text:p>rsync --size-only --itemize-changes --log-file=/tmp/auv.log --stats -uzhvrlD -L --progress rsync://129.78.210.231/released/SEQueensland201210 --compare-dest=/mnt/imos-t4/IMOS/public/AUV /mnt/imos-t4/IMOS/staging/AUV/rsync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table:formula="of:=CONCATENATE(&quot;rsync --dry-run --remove-source-files --size-only --itemize-changes  --stats -uzhvrlD -L --progress /mnt/imos-t4/IMOS/staging/AUV/rsync/&quot;;[.B16];&quot;/ /mnt/imos-t4/IMOS/public/AUV/&quot;;[.B16])" office:value-type="string" office:string-value="rsync --dry-run --remove-source-files --size-only --itemize-changes  --stats -uzhvrlD -L --progress /mnt/imos-t4/IMOS/staging/AUV/rsync/SEQueensland201210/ /mnt/imos-t4/IMOS/public/AUV/SEQueensland201210" calcext:value-type="string">
            <text:p>rsync --dry-run --remove-source-files --size-only --itemize-changes <text:s/>--stats -uzhvrlD -L --progress /mnt/imos-t4/IMOS/staging/AUV/rsync/SEQueensland201210/ /mnt/imos-t4/IMOS/public/AUV/SEQueensland201210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8">
          <table:table-cell table:number-columns-repeated="2" table:style-name="ce2" office:value-type="string" calcext:value-type="string">
            <text:p>SEQueensland201310</text:p>
          </table:table-cell>
          <table:table-cell table:style-name="ce3"/>
          <table:table-cell table:style-name="ce2" table:formula="of:=CONCATENATE(&quot;echo **RSYNC CAMPAIGN :&quot;;[.B17];&quot;;rsync --size-only --itemize-changes --log-file=/tmp/auv.log --stats -uzhvrlD -L --progress rsync://129.78.210.231/released/&quot;;[.A17];&quot;/ --compare-dest=/mnt/imos-t4/IMOS/public/AUV/&quot;;[.B17];&quot; /mnt/imos-t4/IMOS/staging/AUV/rsync/&quot;;[.B17])" office:value-type="string" office:string-value="echo **RSYNC CAMPAIGN :SEQueensland201310;rsync --size-only --itemize-changes --log-file=/tmp/auv.log --stats -uzhvrlD -L --progress rsync://129.78.210.231/released/SEQueensland201310/ --compare-dest=/mnt/imos-t4/IMOS/public/AUV/SEQueensland201310 /mnt/imos-t4/IMOS/staging/AUV/rsync/SEQueensland201310" calcext:value-type="string">
            <text:p>echo **RSYNC CAMPAIGN :SEQueensland201310;rsync --size-only --itemize-changes --log-file=/tmp/auv.log --stats -uzhvrlD -L --progress rsync://129.78.210.231/released/SEQueensland201310/ --compare-dest=/mnt/imos-t4/IMOS/public/AUV/SEQueensland201310 /mnt/imos-t4/IMOS/staging/AUV/rsync/SEQueensland201310</text:p>
          </table:table-cell>
          <table:table-cell table:style-name="ce2" table:formula="of:=CONCATENATE(&quot;rsync --size-only --itemize-changes --log-file=/tmp/auv.log --stats -uzhvrlD -L --progress rsync://129.78.210.231/released/&quot;;[.B17];&quot; --compare-dest=/mnt/imos-t4/IMOS/public/AUV /mnt/imos-t4/IMOS/staging/AUV/rsync&quot;)" office:value-type="string" office:string-value="rsync --size-only --itemize-changes --log-file=/tmp/auv.log --stats -uzhvrlD -L --progress rsync://129.78.210.231/released/SEQueensland201310 --compare-dest=/mnt/imos-t4/IMOS/public/AUV /mnt/imos-t4/IMOS/staging/AUV/rsync" calcext:value-type="string">
            <text:p>rsync --size-only --itemize-changes --log-file=/tmp/auv.log --stats -uzhvrlD -L --progress rsync://129.78.210.231/released/SEQueensland201310 --compare-dest=/mnt/imos-t4/IMOS/public/AUV /mnt/imos-t4/IMOS/staging/AUV/rsync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table:formula="of:=CONCATENATE(&quot;rsync --dry-run --remove-source-files --size-only --itemize-changes  --stats -uzhvrlD -L --progress /mnt/imos-t4/IMOS/staging/AUV/rsync/&quot;;[.B17];&quot;/ /mnt/imos-t4/IMOS/public/AUV/&quot;;[.B17])" office:value-type="string" office:string-value="rsync --dry-run --remove-source-files --size-only --itemize-changes  --stats -uzhvrlD -L --progress /mnt/imos-t4/IMOS/staging/AUV/rsync/SEQueensland201310/ /mnt/imos-t4/IMOS/public/AUV/SEQueensland201310" calcext:value-type="string">
            <text:p>rsync --dry-run --remove-source-files --size-only --itemize-changes <text:s/>--stats -uzhvrlD -L --progress /mnt/imos-t4/IMOS/staging/AUV/rsync/SEQueensland201310/ /mnt/imos-t4/IMOS/public/AUV/SEQueensland201310</text:p>
          </table:table-cell>
          <table:table-cell table:style-name="ce7" office:value-type="string" calcext:value-type="string">
            <text:p>YES</text:p>
          </table:table-cell>
          <table:table-cell table:style-name="ce10" office:value-type="string" calcext:value-type="string">
            <text:p>YES BUT NOT A SINGLE CAMPAING GOT PROCESSED</text:p>
          </table:table-cell>
          <table:table-cell office:value-type="string" calcext:value-type="string">
            <text:p>SEQueensland201310/r20131021_050804_hendersonNth_01_broad/hydro_netcdf/IMOS_AUV_B_20131021T050811Z_SIRIUS_FV00.nc</text:p>
            <text:p>SEQueensland201310/r20131021_215646_hendersonSth_02_broad/hydro_netcdf/IMOS_AUV_B_20131021T215652Z_SIRIUS_FV00.nc</text:p>
            <text:p>SEQueensland201310/r20131022_004934_hendersonSth_03_shallow_grids/hydro_netcdf/IMOS_AUV_B_20131022T004941Z_SIRIUS_FV00.nc</text:p>
            <text:p>SEQueensland201310/r20131022_030905_hendersonSth_04_mid_deep_grids/hydro_netcdf/IMOS_AUV_B_20131022T030911Z_SIRIUS_FV00.nc</text:p>
            <text:p>SEQueensland201310/r20131022_211529_hendersonNth_05_grids/hydro_netcdf/IMOS_AUV_B_20131022T211536Z_SIRIUS_FV00.nc</text:p>
            <text:p>SEQueensland201310/r20131022_232116_hendersonNth_06_grids2/hydro_netcdf/IMOS_AUV_B_20131022T232122Z_SIRIUS_FV00.nc</text:p>
            <text:p>SEQueensland201310/r20131023_021600_hendersonNth_07_grids3/hydro_netcdf/IMOS_AUV_B_20131023T021606Z_SIRIUS_FV00.nc</text:p>
          </table:table-cell>
          <table:table-cell table:number-columns-repeated="1011"/>
        </table:table-row>
        <table:table-row table:style-name="ro4">
          <table:table-cell table:number-columns-repeated="2" table:style-name="ce2" office:value-type="string" calcext:value-type="string">
            <text:p>ScottReef200907</text:p>
          </table:table-cell>
          <table:table-cell table:style-name="ce3"/>
          <table:table-cell table:style-name="ce2" table:formula="of:=CONCATENATE(&quot;echo **RSYNC CAMPAIGN :&quot;;[.B18];&quot;;rsync --size-only --itemize-changes --log-file=/tmp/auv.log --stats -uzhvrlD -L --progress rsync://129.78.210.231/released/&quot;;[.A18];&quot;/ --compare-dest=/mnt/imos-t4/IMOS/public/AUV/&quot;;[.B18];&quot; /mnt/imos-t4/IMOS/staging/AUV/rsync/&quot;;[.B18])" office:value-type="string" office:string-value="echo **RSYNC CAMPAIGN :ScottReef200907;rsync --size-only --itemize-changes --log-file=/tmp/auv.log --stats -uzhvrlD -L --progress rsync://129.78.210.231/released/ScottReef200907/ --compare-dest=/mnt/imos-t4/IMOS/public/AUV/ScottReef200907 /mnt/imos-t4/IMOS/staging/AUV/rsync/ScottReef200907" calcext:value-type="string">
            <text:p>echo **RSYNC CAMPAIGN :ScottReef200907;rsync --size-only --itemize-changes --log-file=/tmp/auv.log --stats -uzhvrlD -L --progress rsync://129.78.210.231/released/ScottReef200907/ --compare-dest=/mnt/imos-t4/IMOS/public/AUV/ScottReef200907 /mnt/imos-t4/IMOS/staging/AUV/rsync/ScottReef200907</text:p>
          </table:table-cell>
          <table:table-cell table:style-name="ce2" table:formula="of:=CONCATENATE(&quot;rsync --size-only --itemize-changes --log-file=/tmp/auv.log --stats -uzhvrlD -L --progress rsync://129.78.210.231/released/&quot;;[.B18];&quot; --compare-dest=/mnt/imos-t4/IMOS/public/AUV /mnt/imos-t4/IMOS/staging/AUV/rsync&quot;)" office:value-type="string" office:string-value="rsync --size-only --itemize-changes --log-file=/tmp/auv.log --stats -uzhvrlD -L --progress rsync://129.78.210.231/released/ScottReef200907 --compare-dest=/mnt/imos-t4/IMOS/public/AUV /mnt/imos-t4/IMOS/staging/AUV/rsync" calcext:value-type="string">
            <text:p>rsync --size-only --itemize-changes --log-file=/tmp/auv.log --stats -uzhvrlD -L --progress rsync://129.78.210.231/released/ScottReef200907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18];&quot;/ /mnt/imos-t4/IMOS/public/AUV/&quot;;[.B18])" office:value-type="string" office:string-value="rsync --dry-run --remove-source-files --size-only --itemize-changes  --stats -uzhvrlD -L --progress /mnt/imos-t4/IMOS/staging/AUV/rsync/ScottReef200907/ /mnt/imos-t4/IMOS/public/AUV/ScottReef200907" calcext:value-type="string">
            <text:p>rsync --dry-run --remove-source-files --size-only --itemize-changes <text:s/>--stats -uzhvrlD -L --progress /mnt/imos-t4/IMOS/staging/AUV/rsync/ScottReef200907/ /mnt/imos-t4/IMOS/public/AUV/ScottReef200907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ScottReef201108</text:p>
          </table:table-cell>
          <table:table-cell table:style-name="ce3"/>
          <table:table-cell table:style-name="ce2" table:formula="of:=CONCATENATE(&quot;echo **RSYNC CAMPAIGN :&quot;;[.B19];&quot;;rsync --size-only --itemize-changes --log-file=/tmp/auv.log --stats -uzhvrlD -L --progress rsync://129.78.210.231/released/&quot;;[.A19];&quot;/ --compare-dest=/mnt/imos-t4/IMOS/public/AUV/&quot;;[.B19];&quot; /mnt/imos-t4/IMOS/staging/AUV/rsync/&quot;;[.B19])" office:value-type="string" office:string-value="echo **RSYNC CAMPAIGN :ScottReef201108;rsync --size-only --itemize-changes --log-file=/tmp/auv.log --stats -uzhvrlD -L --progress rsync://129.78.210.231/released/ScottReef201108/ --compare-dest=/mnt/imos-t4/IMOS/public/AUV/ScottReef201108 /mnt/imos-t4/IMOS/staging/AUV/rsync/ScottReef201108" calcext:value-type="string">
            <text:p>echo **RSYNC CAMPAIGN :ScottReef201108;rsync --size-only --itemize-changes --log-file=/tmp/auv.log --stats -uzhvrlD -L --progress rsync://129.78.210.231/released/ScottReef201108/ --compare-dest=/mnt/imos-t4/IMOS/public/AUV/ScottReef201108 /mnt/imos-t4/IMOS/staging/AUV/rsync/ScottReef201108</text:p>
          </table:table-cell>
          <table:table-cell table:style-name="ce2" table:formula="of:=CONCATENATE(&quot;rsync --size-only --itemize-changes --log-file=/tmp/auv.log --stats -uzhvrlD -L --progress rsync://129.78.210.231/released/&quot;;[.B19];&quot; --compare-dest=/mnt/imos-t4/IMOS/public/AUV /mnt/imos-t4/IMOS/staging/AUV/rsync&quot;)" office:value-type="string" office:string-value="rsync --size-only --itemize-changes --log-file=/tmp/auv.log --stats -uzhvrlD -L --progress rsync://129.78.210.231/released/ScottReef201108 --compare-dest=/mnt/imos-t4/IMOS/public/AUV /mnt/imos-t4/IMOS/staging/AUV/rsync" calcext:value-type="string">
            <text:p>rsync --size-only --itemize-changes --log-file=/tmp/auv.log --stats -uzhvrlD -L --progress rsync://129.78.210.231/released/ScottReef201108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19];&quot;/ /mnt/imos-t4/IMOS/public/AUV/&quot;;[.B19])" office:value-type="string" office:string-value="rsync --dry-run --remove-source-files --size-only --itemize-changes  --stats -uzhvrlD -L --progress /mnt/imos-t4/IMOS/staging/AUV/rsync/ScottReef201108/ /mnt/imos-t4/IMOS/public/AUV/ScottReef201108" calcext:value-type="string">
            <text:p>rsync --dry-run --remove-source-files --size-only --itemize-changes <text:s/>--stats -uzhvrlD -L --progress /mnt/imos-t4/IMOS/staging/AUV/rsync/ScottReef201108/ /mnt/imos-t4/IMOS/public/AUV/ScottReef201108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 calcext:value-type="string">
            <text:p>SolitaryIs201208</text:p>
          </table:table-cell>
          <table:table-cell table:style-name="ce3"/>
          <table:table-cell table:style-name="ce2" table:formula="of:=CONCATENATE(&quot;echo **RSYNC CAMPAIGN :&quot;;[.B20];&quot;;rsync --size-only --itemize-changes --log-file=/tmp/auv.log --stats -uzhvrlD -L --progress rsync://129.78.210.231/released/&quot;;[.A20];&quot;/ --compare-dest=/mnt/imos-t4/IMOS/public/AUV/&quot;;[.B20];&quot; /mnt/imos-t4/IMOS/staging/AUV/rsync/&quot;;[.B20])" office:value-type="string" office:string-value="echo **RSYNC CAMPAIGN :SolitaryIs201208;rsync --size-only --itemize-changes --log-file=/tmp/auv.log --stats -uzhvrlD -L --progress rsync://129.78.210.231/released/SolitaryIs201208/ --compare-dest=/mnt/imos-t4/IMOS/public/AUV/SolitaryIs201208 /mnt/imos-t4/IMOS/staging/AUV/rsync/SolitaryIs201208" calcext:value-type="string">
            <text:p>echo **RSYNC CAMPAIGN :SolitaryIs201208;rsync --size-only --itemize-changes --log-file=/tmp/auv.log --stats -uzhvrlD -L --progress rsync://129.78.210.231/released/SolitaryIs201208/ --compare-dest=/mnt/imos-t4/IMOS/public/AUV/SolitaryIs201208 /mnt/imos-t4/IMOS/staging/AUV/rsync/SolitaryIs201208</text:p>
          </table:table-cell>
          <table:table-cell table:style-name="ce2" table:formula="of:=CONCATENATE(&quot;rsync --size-only --itemize-changes --log-file=/tmp/auv.log --stats -uzhvrlD -L --progress rsync://129.78.210.231/released/&quot;;[.B20];&quot; --compare-dest=/mnt/imos-t4/IMOS/public/AUV /mnt/imos-t4/IMOS/staging/AUV/rsync&quot;)" office:value-type="string" office:string-value="rsync --size-only --itemize-changes --log-file=/tmp/auv.log --stats -uzhvrlD -L --progress rsync://129.78.210.231/released/SolitaryIs201208 --compare-dest=/mnt/imos-t4/IMOS/public/AUV /mnt/imos-t4/IMOS/staging/AUV/rsync" calcext:value-type="string">
            <text:p>rsync --size-only --itemize-changes --log-file=/tmp/auv.log --stats -uzhvrlD -L --progress rsync://129.78.210.231/released/SolitaryIs201208 --compare-dest=/mnt/imos-t4/IMOS/public/AUV /mnt/imos-t4/IMOS/staging/AUV/rsync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table:formula="of:=CONCATENATE(&quot;rsync --dry-run --remove-source-files --size-only --itemize-changes  --stats -uzhvrlD -L --progress /mnt/imos-t4/IMOS/staging/AUV/rsync/&quot;;[.B20];&quot;/ /mnt/imos-t4/IMOS/public/AUV/&quot;;[.B20])" office:value-type="string" office:string-value="rsync --dry-run --remove-source-files --size-only --itemize-changes  --stats -uzhvrlD -L --progress /mnt/imos-t4/IMOS/staging/AUV/rsync/SolitaryIs201208/ /mnt/imos-t4/IMOS/public/AUV/SolitaryIs201208" calcext:value-type="string">
            <text:p>rsync --dry-run --remove-source-files --size-only --itemize-changes <text:s/>--stats -uzhvrlD -L --progress /mnt/imos-t4/IMOS/staging/AUV/rsync/SolitaryIs201208/ /mnt/imos-t4/IMOS/public/AUV/SolitaryIs201208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 calcext:value-type="string">
            <text:p>Sydney201211</text:p>
          </table:table-cell>
          <table:table-cell table:style-name="ce3"/>
          <table:table-cell table:style-name="ce2" table:formula="of:=CONCATENATE(&quot;echo **RSYNC CAMPAIGN :&quot;;[.B21];&quot;;rsync --size-only --itemize-changes --log-file=/tmp/auv.log --stats -uzhvrlD -L --progress rsync://129.78.210.231/released/&quot;;[.A21];&quot;/ --compare-dest=/mnt/imos-t4/IMOS/public/AUV/&quot;;[.B21];&quot; /mnt/imos-t4/IMOS/staging/AUV/rsync/&quot;;[.B21])" office:value-type="string" office:string-value="echo **RSYNC CAMPAIGN :Sydney201211;rsync --size-only --itemize-changes --log-file=/tmp/auv.log --stats -uzhvrlD -L --progress rsync://129.78.210.231/released/Sydney201211/ --compare-dest=/mnt/imos-t4/IMOS/public/AUV/Sydney201211 /mnt/imos-t4/IMOS/staging/AUV/rsync/Sydney201211" calcext:value-type="string">
            <text:p>echo **RSYNC CAMPAIGN :Sydney201211;rsync --size-only --itemize-changes --log-file=/tmp/auv.log --stats -uzhvrlD -L --progress rsync://129.78.210.231/released/Sydney201211/ --compare-dest=/mnt/imos-t4/IMOS/public/AUV/Sydney201211 /mnt/imos-t4/IMOS/staging/AUV/rsync/Sydney201211</text:p>
          </table:table-cell>
          <table:table-cell table:style-name="ce2" table:formula="of:=CONCATENATE(&quot;rsync --size-only --itemize-changes --log-file=/tmp/auv.log --stats -uzhvrlD -L --progress rsync://129.78.210.231/released/&quot;;[.B21];&quot; --compare-dest=/mnt/imos-t4/IMOS/public/AUV /mnt/imos-t4/IMOS/staging/AUV/rsync&quot;)" office:value-type="string" office:string-value="rsync --size-only --itemize-changes --log-file=/tmp/auv.log --stats -uzhvrlD -L --progress rsync://129.78.210.231/released/Sydney201211 --compare-dest=/mnt/imos-t4/IMOS/public/AUV /mnt/imos-t4/IMOS/staging/AUV/rsync" calcext:value-type="string">
            <text:p>rsync --size-only --itemize-changes --log-file=/tmp/auv.log --stats -uzhvrlD -L --progress rsync://129.78.210.231/released/Sydney201211 --compare-dest=/mnt/imos-t4/IMOS/public/AUV /mnt/imos-t4/IMOS/staging/AUV/rsync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table:formula="of:=CONCATENATE(&quot;rsync --dry-run --remove-source-files --size-only --itemize-changes  --stats -uzhvrlD -L --progress /mnt/imos-t4/IMOS/staging/AUV/rsync/&quot;;[.B21];&quot;/ /mnt/imos-t4/IMOS/public/AUV/&quot;;[.B21])" office:value-type="string" office:string-value="rsync --dry-run --remove-source-files --size-only --itemize-changes  --stats -uzhvrlD -L --progress /mnt/imos-t4/IMOS/staging/AUV/rsync/Sydney201211/ /mnt/imos-t4/IMOS/public/AUV/Sydney201211" calcext:value-type="string">
            <text:p>rsync --dry-run --remove-source-files --size-only --itemize-changes <text:s/>--stats -uzhvrlD -L --progress /mnt/imos-t4/IMOS/staging/AUV/rsync/Sydney201211/ /mnt/imos-t4/IMOS/public/AUV/Sydney201211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 calcext:value-type="string">
            <text:p>Sydney201303</text:p>
          </table:table-cell>
          <table:table-cell table:style-name="ce3"/>
          <table:table-cell table:style-name="ce2" table:formula="of:=CONCATENATE(&quot;echo **RSYNC CAMPAIGN :&quot;;[.B22];&quot;;rsync --size-only --itemize-changes --log-file=/tmp/auv.log --stats -uzhvrlD -L --progress rsync://129.78.210.231/released/&quot;;[.A22];&quot;/ --compare-dest=/mnt/imos-t4/IMOS/public/AUV/&quot;;[.B22];&quot; /mnt/imos-t4/IMOS/staging/AUV/rsync/&quot;;[.B22])" office:value-type="string" office:string-value="echo **RSYNC CAMPAIGN :Sydney201303;rsync --size-only --itemize-changes --log-file=/tmp/auv.log --stats -uzhvrlD -L --progress rsync://129.78.210.231/released/Sydney201303/ --compare-dest=/mnt/imos-t4/IMOS/public/AUV/Sydney201303 /mnt/imos-t4/IMOS/staging/AUV/rsync/Sydney201303" calcext:value-type="string">
            <text:p>echo **RSYNC CAMPAIGN :Sydney201303;rsync --size-only --itemize-changes --log-file=/tmp/auv.log --stats -uzhvrlD -L --progress rsync://129.78.210.231/released/Sydney201303/ --compare-dest=/mnt/imos-t4/IMOS/public/AUV/Sydney201303 /mnt/imos-t4/IMOS/staging/AUV/rsync/Sydney201303</text:p>
          </table:table-cell>
          <table:table-cell table:style-name="ce2" table:formula="of:=CONCATENATE(&quot;rsync --size-only --itemize-changes --log-file=/tmp/auv.log --stats -uzhvrlD -L --progress rsync://129.78.210.231/released/&quot;;[.B22];&quot; --compare-dest=/mnt/imos-t4/IMOS/public/AUV /mnt/imos-t4/IMOS/staging/AUV/rsync&quot;)" office:value-type="string" office:string-value="rsync --size-only --itemize-changes --log-file=/tmp/auv.log --stats -uzhvrlD -L --progress rsync://129.78.210.231/released/Sydney201303 --compare-dest=/mnt/imos-t4/IMOS/public/AUV /mnt/imos-t4/IMOS/staging/AUV/rsync" calcext:value-type="string">
            <text:p>rsync --size-only --itemize-changes --log-file=/tmp/auv.log --stats -uzhvrlD -L --progress rsync://129.78.210.231/released/Sydney201303 --compare-dest=/mnt/imos-t4/IMOS/public/AUV /mnt/imos-t4/IMOS/staging/AUV/rsync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table:formula="of:=CONCATENATE(&quot;rsync --dry-run --remove-source-files --size-only --itemize-changes  --stats -uzhvrlD -L --progress /mnt/imos-t4/IMOS/staging/AUV/rsync/&quot;;[.B22];&quot;/ /mnt/imos-t4/IMOS/public/AUV/&quot;;[.B22])" office:value-type="string" office:string-value="rsync --dry-run --remove-source-files --size-only --itemize-changes  --stats -uzhvrlD -L --progress /mnt/imos-t4/IMOS/staging/AUV/rsync/Sydney201303/ /mnt/imos-t4/IMOS/public/AUV/Sydney201303" calcext:value-type="string">
            <text:p>rsync --dry-run --remove-source-files --size-only --itemize-changes <text:s/>--stats -uzhvrlD -L --progress /mnt/imos-t4/IMOS/staging/AUV/rsync/Sydney201303/ /mnt/imos-t4/IMOS/public/AUV/Sydney201303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Tasmania200810</text:p>
          </table:table-cell>
          <table:table-cell table:style-name="ce3"/>
          <table:table-cell table:style-name="ce2" table:formula="of:=CONCATENATE(&quot;echo **RSYNC CAMPAIGN :&quot;;[.B23];&quot;;rsync --size-only --itemize-changes --log-file=/tmp/auv.log --stats -uzhvrlD -L --progress rsync://129.78.210.231/released/&quot;;[.A23];&quot;/ --compare-dest=/mnt/imos-t4/IMOS/public/AUV/&quot;;[.B23];&quot; /mnt/imos-t4/IMOS/staging/AUV/rsync/&quot;;[.B23])" office:value-type="string" office:string-value="echo **RSYNC CAMPAIGN :Tasmania200810;rsync --size-only --itemize-changes --log-file=/tmp/auv.log --stats -uzhvrlD -L --progress rsync://129.78.210.231/released/Tasmania200810/ --compare-dest=/mnt/imos-t4/IMOS/public/AUV/Tasmania200810 /mnt/imos-t4/IMOS/staging/AUV/rsync/Tasmania200810" calcext:value-type="string">
            <text:p>echo **RSYNC CAMPAIGN :Tasmania200810;rsync --size-only --itemize-changes --log-file=/tmp/auv.log --stats -uzhvrlD -L --progress rsync://129.78.210.231/released/Tasmania200810/ --compare-dest=/mnt/imos-t4/IMOS/public/AUV/Tasmania200810 /mnt/imos-t4/IMOS/staging/AUV/rsync/Tasmania200810</text:p>
          </table:table-cell>
          <table:table-cell table:style-name="ce2" table:formula="of:=CONCATENATE(&quot;rsync --size-only --itemize-changes --log-file=/tmp/auv.log --stats -uzhvrlD -L --progress rsync://129.78.210.231/released/&quot;;[.B23];&quot; --compare-dest=/mnt/imos-t4/IMOS/public/AUV /mnt/imos-t4/IMOS/staging/AUV/rsync&quot;)" office:value-type="string" office:string-value="rsync --size-only --itemize-changes --log-file=/tmp/auv.log --stats -uzhvrlD -L --progress rsync://129.78.210.231/released/Tasmania200810 --compare-dest=/mnt/imos-t4/IMOS/public/AUV /mnt/imos-t4/IMOS/staging/AUV/rsync" calcext:value-type="string">
            <text:p>rsync --size-only --itemize-changes --log-file=/tmp/auv.log --stats -uzhvrlD -L --progress rsync://129.78.210.231/released/Tasmania200810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23];&quot;/ /mnt/imos-t4/IMOS/public/AUV/&quot;;[.B23])" office:value-type="string" office:string-value="rsync --dry-run --remove-source-files --size-only --itemize-changes  --stats -uzhvrlD -L --progress /mnt/imos-t4/IMOS/staging/AUV/rsync/Tasmania200810/ /mnt/imos-t4/IMOS/public/AUV/Tasmania200810" calcext:value-type="string">
            <text:p>rsync --dry-run --remove-source-files --size-only --itemize-changes <text:s/>--stats -uzhvrlD -L --progress /mnt/imos-t4/IMOS/staging/AUV/rsync/Tasmania200810/ /mnt/imos-t4/IMOS/public/AUV/Tasmania200810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Tasmania200903</text:p>
          </table:table-cell>
          <table:table-cell table:style-name="ce3"/>
          <table:table-cell table:style-name="ce2" table:formula="of:=CONCATENATE(&quot;echo **RSYNC CAMPAIGN :&quot;;[.B24];&quot;;rsync --size-only --itemize-changes --log-file=/tmp/auv.log --stats -uzhvrlD -L --progress rsync://129.78.210.231/released/&quot;;[.A24];&quot;/ --compare-dest=/mnt/imos-t4/IMOS/public/AUV/&quot;;[.B24];&quot; /mnt/imos-t4/IMOS/staging/AUV/rsync/&quot;;[.B24])" office:value-type="string" office:string-value="echo **RSYNC CAMPAIGN :Tasmania200903;rsync --size-only --itemize-changes --log-file=/tmp/auv.log --stats -uzhvrlD -L --progress rsync://129.78.210.231/released/Tasmania200903/ --compare-dest=/mnt/imos-t4/IMOS/public/AUV/Tasmania200903 /mnt/imos-t4/IMOS/staging/AUV/rsync/Tasmania200903" calcext:value-type="string">
            <text:p>echo **RSYNC CAMPAIGN :Tasmania200903;rsync --size-only --itemize-changes --log-file=/tmp/auv.log --stats -uzhvrlD -L --progress rsync://129.78.210.231/released/Tasmania200903/ --compare-dest=/mnt/imos-t4/IMOS/public/AUV/Tasmania200903 /mnt/imos-t4/IMOS/staging/AUV/rsync/Tasmania200903</text:p>
          </table:table-cell>
          <table:table-cell table:style-name="ce2" table:formula="of:=CONCATENATE(&quot;rsync --size-only --itemize-changes --log-file=/tmp/auv.log --stats -uzhvrlD -L --progress rsync://129.78.210.231/released/&quot;;[.B24];&quot; --compare-dest=/mnt/imos-t4/IMOS/public/AUV /mnt/imos-t4/IMOS/staging/AUV/rsync&quot;)" office:value-type="string" office:string-value="rsync --size-only --itemize-changes --log-file=/tmp/auv.log --stats -uzhvrlD -L --progress rsync://129.78.210.231/released/Tasmania200903 --compare-dest=/mnt/imos-t4/IMOS/public/AUV /mnt/imos-t4/IMOS/staging/AUV/rsync" calcext:value-type="string">
            <text:p>rsync --size-only --itemize-changes --log-file=/tmp/auv.log --stats -uzhvrlD -L --progress rsync://129.78.210.231/released/Tasmania200903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24];&quot;/ /mnt/imos-t4/IMOS/public/AUV/&quot;;[.B24])" office:value-type="string" office:string-value="rsync --dry-run --remove-source-files --size-only --itemize-changes  --stats -uzhvrlD -L --progress /mnt/imos-t4/IMOS/staging/AUV/rsync/Tasmania200903/ /mnt/imos-t4/IMOS/public/AUV/Tasmania200903" calcext:value-type="string">
            <text:p>rsync --dry-run --remove-source-files --size-only --itemize-changes <text:s/>--stats -uzhvrlD -L --progress /mnt/imos-t4/IMOS/staging/AUV/rsync/Tasmania200903/ /mnt/imos-t4/IMOS/public/AUV/Tasmania200903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Tasmania200906</text:p>
          </table:table-cell>
          <table:table-cell table:style-name="ce3"/>
          <table:table-cell table:style-name="ce2" table:formula="of:=CONCATENATE(&quot;echo **RSYNC CAMPAIGN :&quot;;[.B25];&quot;;rsync --size-only --itemize-changes --log-file=/tmp/auv.log --stats -uzhvrlD -L --progress rsync://129.78.210.231/released/&quot;;[.A25];&quot;/ --compare-dest=/mnt/imos-t4/IMOS/public/AUV/&quot;;[.B25];&quot; /mnt/imos-t4/IMOS/staging/AUV/rsync/&quot;;[.B25])" office:value-type="string" office:string-value="echo **RSYNC CAMPAIGN :Tasmania200906;rsync --size-only --itemize-changes --log-file=/tmp/auv.log --stats -uzhvrlD -L --progress rsync://129.78.210.231/released/Tasmania200906/ --compare-dest=/mnt/imos-t4/IMOS/public/AUV/Tasmania200906 /mnt/imos-t4/IMOS/staging/AUV/rsync/Tasmania200906" calcext:value-type="string">
            <text:p>echo **RSYNC CAMPAIGN :Tasmania200906;rsync --size-only --itemize-changes --log-file=/tmp/auv.log --stats -uzhvrlD -L --progress rsync://129.78.210.231/released/Tasmania200906/ --compare-dest=/mnt/imos-t4/IMOS/public/AUV/Tasmania200906 /mnt/imos-t4/IMOS/staging/AUV/rsync/Tasmania200906</text:p>
          </table:table-cell>
          <table:table-cell table:style-name="ce2" table:formula="of:=CONCATENATE(&quot;rsync --size-only --itemize-changes --log-file=/tmp/auv.log --stats -uzhvrlD -L --progress rsync://129.78.210.231/released/&quot;;[.B25];&quot; --compare-dest=/mnt/imos-t4/IMOS/public/AUV /mnt/imos-t4/IMOS/staging/AUV/rsync&quot;)" office:value-type="string" office:string-value="rsync --size-only --itemize-changes --log-file=/tmp/auv.log --stats -uzhvrlD -L --progress rsync://129.78.210.231/released/Tasmania200906 --compare-dest=/mnt/imos-t4/IMOS/public/AUV /mnt/imos-t4/IMOS/staging/AUV/rsync" calcext:value-type="string">
            <text:p>rsync --size-only --itemize-changes --log-file=/tmp/auv.log --stats -uzhvrlD -L --progress rsync://129.78.210.231/released/Tasmania200906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25];&quot;/ /mnt/imos-t4/IMOS/public/AUV/&quot;;[.B25])" office:value-type="string" office:string-value="rsync --dry-run --remove-source-files --size-only --itemize-changes  --stats -uzhvrlD -L --progress /mnt/imos-t4/IMOS/staging/AUV/rsync/Tasmania200906/ /mnt/imos-t4/IMOS/public/AUV/Tasmania200906" calcext:value-type="string">
            <text:p>rsync --dry-run --remove-source-files --size-only --itemize-changes <text:s/>--stats -uzhvrlD -L --progress /mnt/imos-t4/IMOS/staging/AUV/rsync/Tasmania200906/ /mnt/imos-t4/IMOS/public/AUV/Tasmania200906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Tasmania201006</text:p>
          </table:table-cell>
          <table:table-cell table:style-name="ce3"/>
          <table:table-cell table:style-name="ce2" table:formula="of:=CONCATENATE(&quot;echo **RSYNC CAMPAIGN :&quot;;[.B26];&quot;;rsync --size-only --itemize-changes --log-file=/tmp/auv.log --stats -uzhvrlD -L --progress rsync://129.78.210.231/released/&quot;;[.A26];&quot;/ --compare-dest=/mnt/imos-t4/IMOS/public/AUV/&quot;;[.B26];&quot; /mnt/imos-t4/IMOS/staging/AUV/rsync/&quot;;[.B26])" office:value-type="string" office:string-value="echo **RSYNC CAMPAIGN :Tasmania201006;rsync --size-only --itemize-changes --log-file=/tmp/auv.log --stats -uzhvrlD -L --progress rsync://129.78.210.231/released/Tasmania201006/ --compare-dest=/mnt/imos-t4/IMOS/public/AUV/Tasmania201006 /mnt/imos-t4/IMOS/staging/AUV/rsync/Tasmania201006" calcext:value-type="string">
            <text:p>echo **RSYNC CAMPAIGN :Tasmania201006;rsync --size-only --itemize-changes --log-file=/tmp/auv.log --stats -uzhvrlD -L --progress rsync://129.78.210.231/released/Tasmania201006/ --compare-dest=/mnt/imos-t4/IMOS/public/AUV/Tasmania201006 /mnt/imos-t4/IMOS/staging/AUV/rsync/Tasmania201006</text:p>
          </table:table-cell>
          <table:table-cell table:style-name="ce2" table:formula="of:=CONCATENATE(&quot;rsync --size-only --itemize-changes --log-file=/tmp/auv.log --stats -uzhvrlD -L --progress rsync://129.78.210.231/released/&quot;;[.B26];&quot; --compare-dest=/mnt/imos-t4/IMOS/public/AUV /mnt/imos-t4/IMOS/staging/AUV/rsync&quot;)" office:value-type="string" office:string-value="rsync --size-only --itemize-changes --log-file=/tmp/auv.log --stats -uzhvrlD -L --progress rsync://129.78.210.231/released/Tasmania201006 --compare-dest=/mnt/imos-t4/IMOS/public/AUV /mnt/imos-t4/IMOS/staging/AUV/rsync" calcext:value-type="string">
            <text:p>rsync --size-only --itemize-changes --log-file=/tmp/auv.log --stats -uzhvrlD -L --progress rsync://129.78.210.231/released/Tasmania201006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26];&quot;/ /mnt/imos-t4/IMOS/public/AUV/&quot;;[.B26])" office:value-type="string" office:string-value="rsync --dry-run --remove-source-files --size-only --itemize-changes  --stats -uzhvrlD -L --progress /mnt/imos-t4/IMOS/staging/AUV/rsync/Tasmania201006/ /mnt/imos-t4/IMOS/public/AUV/Tasmania201006" calcext:value-type="string">
            <text:p>rsync --dry-run --remove-source-files --size-only --itemize-changes <text:s/>--stats -uzhvrlD -L --progress /mnt/imos-t4/IMOS/staging/AUV/rsync/Tasmania201006/ /mnt/imos-t4/IMOS/public/AUV/Tasmania201006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7">
          <table:table-cell table:style-name="ce2" office:value-type="string" calcext:value-type="string">
            <text:p>Tasmania201006Eng</text:p>
          </table:table-cell>
          <table:table-cell table:style-name="ce2"/>
          <table:table-cell table:style-name="ce3" office:value-type="string" calcext:value-type="string">
            <text:p>Never Been on NSP. Not to RSYNC ?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Tasmania201106</text:p>
          </table:table-cell>
          <table:table-cell table:style-name="ce3"/>
          <table:table-cell table:style-name="ce2" table:formula="of:=CONCATENATE(&quot;echo **RSYNC CAMPAIGN :&quot;;[.B28];&quot;;rsync --size-only --itemize-changes --log-file=/tmp/auv.log --stats -uzhvrlD -L --progress rsync://129.78.210.231/released/&quot;;[.A28];&quot;/ --compare-dest=/mnt/imos-t4/IMOS/public/AUV/&quot;;[.B28];&quot; /mnt/imos-t4/IMOS/staging/AUV/rsync/&quot;;[.B28])" office:value-type="string" office:string-value="echo **RSYNC CAMPAIGN :Tasmania201106;rsync --size-only --itemize-changes --log-file=/tmp/auv.log --stats -uzhvrlD -L --progress rsync://129.78.210.231/released/Tasmania201106/ --compare-dest=/mnt/imos-t4/IMOS/public/AUV/Tasmania201106 /mnt/imos-t4/IMOS/staging/AUV/rsync/Tasmania201106" calcext:value-type="string">
            <text:p>echo **RSYNC CAMPAIGN :Tasmania201106;rsync --size-only --itemize-changes --log-file=/tmp/auv.log --stats -uzhvrlD -L --progress rsync://129.78.210.231/released/Tasmania201106/ --compare-dest=/mnt/imos-t4/IMOS/public/AUV/Tasmania201106 /mnt/imos-t4/IMOS/staging/AUV/rsync/Tasmania201106</text:p>
          </table:table-cell>
          <table:table-cell table:style-name="ce2" table:formula="of:=CONCATENATE(&quot;rsync --size-only --itemize-changes --log-file=/tmp/auv.log --stats -uzhvrlD -L --progress rsync://129.78.210.231/released/&quot;;[.B28];&quot; --compare-dest=/mnt/imos-t4/IMOS/public/AUV /mnt/imos-t4/IMOS/staging/AUV/rsync&quot;)" office:value-type="string" office:string-value="rsync --size-only --itemize-changes --log-file=/tmp/auv.log --stats -uzhvrlD -L --progress rsync://129.78.210.231/released/Tasmania201106 --compare-dest=/mnt/imos-t4/IMOS/public/AUV /mnt/imos-t4/IMOS/staging/AUV/rsync" calcext:value-type="string">
            <text:p>rsync --size-only --itemize-changes --log-file=/tmp/auv.log --stats -uzhvrlD -L --progress rsync://129.78.210.231/released/Tasmania201106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28];&quot;/ /mnt/imos-t4/IMOS/public/AUV/&quot;;[.B28])" office:value-type="string" office:string-value="rsync --dry-run --remove-source-files --size-only --itemize-changes  --stats -uzhvrlD -L --progress /mnt/imos-t4/IMOS/staging/AUV/rsync/Tasmania201106/ /mnt/imos-t4/IMOS/public/AUV/Tasmania201106" calcext:value-type="string">
            <text:p>rsync --dry-run --remove-source-files --size-only --itemize-changes <text:s/>--stats -uzhvrlD -L --progress /mnt/imos-t4/IMOS/staging/AUV/rsync/Tasmania201106/ /mnt/imos-t4/IMOS/public/AUV/Tasmania201106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Tasmania201205</text:p>
          </table:table-cell>
          <table:table-cell table:style-name="ce4" office:value-type="string" calcext:value-type="string">
            <text:p>Never Been on NSP</text:p>
          </table:table-cell>
          <table:table-cell table:style-name="ce2" table:formula="of:=CONCATENATE(&quot;echo **RSYNC CAMPAIGN :&quot;;[.B29];&quot;;rsync --size-only --itemize-changes --log-file=/tmp/auv.log --stats -uzhvrlD -L --progress rsync://129.78.210.231/released/&quot;;[.A29];&quot;/ --compare-dest=/mnt/imos-t4/IMOS/public/AUV/&quot;;[.B29];&quot; /mnt/imos-t4/IMOS/staging/AUV/rsync/&quot;;[.B29])" office:value-type="string" office:string-value="echo **RSYNC CAMPAIGN :Tasmania201205;rsync --size-only --itemize-changes --log-file=/tmp/auv.log --stats -uzhvrlD -L --progress rsync://129.78.210.231/released/Tasmania201205/ --compare-dest=/mnt/imos-t4/IMOS/public/AUV/Tasmania201205 /mnt/imos-t4/IMOS/staging/AUV/rsync/Tasmania201205" calcext:value-type="string">
            <text:p>echo **RSYNC CAMPAIGN :Tasmania201205;rsync --size-only --itemize-changes --log-file=/tmp/auv.log --stats -uzhvrlD -L --progress rsync://129.78.210.231/released/Tasmania201205/ --compare-dest=/mnt/imos-t4/IMOS/public/AUV/Tasmania201205 /mnt/imos-t4/IMOS/staging/AUV/rsync/Tasmania201205</text:p>
          </table:table-cell>
          <table:table-cell table:style-name="ce2" table:formula="of:=CONCATENATE(&quot;rsync --size-only --itemize-changes --log-file=/tmp/auv.log --stats -uzhvrlD -L --progress rsync://129.78.210.231/released/&quot;;[.B29];&quot; --compare-dest=/mnt/imos-t4/IMOS/public/AUV /mnt/imos-t4/IMOS/staging/AUV/rsync&quot;)" office:value-type="string" office:string-value="rsync --size-only --itemize-changes --log-file=/tmp/auv.log --stats -uzhvrlD -L --progress rsync://129.78.210.231/released/Tasmania201205 --compare-dest=/mnt/imos-t4/IMOS/public/AUV /mnt/imos-t4/IMOS/staging/AUV/rsync" calcext:value-type="string">
            <text:p>rsync --size-only --itemize-changes --log-file=/tmp/auv.log --stats -uzhvrlD -L --progress rsync://129.78.210.231/released/Tasmania201205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2" office:value-type="string" calcext:value-type="string">
            <text:p>340GO</text:p>
          </table:table-cell>
          <table:table-cell/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29];&quot;/ /mnt/imos-t4/IMOS/public/AUV/&quot;;[.B29])" office:value-type="string" office:string-value="rsync --dry-run --remove-source-files --size-only --itemize-changes  --stats -uzhvrlD -L --progress /mnt/imos-t4/IMOS/staging/AUV/rsync/Tasmania201205/ /mnt/imos-t4/IMOS/public/AUV/Tasmania201205" calcext:value-type="string">
            <text:p>rsync --dry-run --remove-source-files --size-only --itemize-changes <text:s/>--stats -uzhvrlD -L --progress /mnt/imos-t4/IMOS/staging/AUV/rsync/Tasmania201205/ /mnt/imos-t4/IMOS/public/AUV/Tasmania201205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Tasmania201306</text:p>
          </table:table-cell>
          <table:table-cell table:style-name="ce3"/>
          <table:table-cell table:style-name="ce2" table:formula="of:=CONCATENATE(&quot;echo **RSYNC CAMPAIGN :&quot;;[.B30];&quot;;rsync --size-only --itemize-changes --log-file=/tmp/auv.log --stats -uzhvrlD -L --progress rsync://129.78.210.231/released/&quot;;[.A30];&quot;/ --compare-dest=/mnt/imos-t4/IMOS/public/AUV/&quot;;[.B30];&quot; /mnt/imos-t4/IMOS/staging/AUV/rsync/&quot;;[.B30])" office:value-type="string" office:string-value="echo **RSYNC CAMPAIGN :Tasmania201306;rsync --size-only --itemize-changes --log-file=/tmp/auv.log --stats -uzhvrlD -L --progress rsync://129.78.210.231/released/Tasmania201306/ --compare-dest=/mnt/imos-t4/IMOS/public/AUV/Tasmania201306 /mnt/imos-t4/IMOS/staging/AUV/rsync/Tasmania201306" calcext:value-type="string">
            <text:p>echo **RSYNC CAMPAIGN :Tasmania201306;rsync --size-only --itemize-changes --log-file=/tmp/auv.log --stats -uzhvrlD -L --progress rsync://129.78.210.231/released/Tasmania201306/ --compare-dest=/mnt/imos-t4/IMOS/public/AUV/Tasmania201306 /mnt/imos-t4/IMOS/staging/AUV/rsync/Tasmania201306</text:p>
          </table:table-cell>
          <table:table-cell table:style-name="ce2" table:formula="of:=CONCATENATE(&quot;rsync --size-only --itemize-changes --log-file=/tmp/auv.log --stats -uzhvrlD -L --progress rsync://129.78.210.231/released/&quot;;[.B30];&quot; --compare-dest=/mnt/imos-t4/IMOS/public/AUV /mnt/imos-t4/IMOS/staging/AUV/rsync&quot;)" office:value-type="string" office:string-value="rsync --size-only --itemize-changes --log-file=/tmp/auv.log --stats -uzhvrlD -L --progress rsync://129.78.210.231/released/Tasmania201306 --compare-dest=/mnt/imos-t4/IMOS/public/AUV /mnt/imos-t4/IMOS/staging/AUV/rsync" calcext:value-type="string">
            <text:p>rsync --size-only --itemize-changes --log-file=/tmp/auv.log --stats -uzhvrlD -L --progress rsync://129.78.210.231/released/Tasmania201306 --compare-dest=/mnt/imos-t4/IMOS/public/AUV /mnt/imos-t4/IMOS/staging/AUV/rsync</text:p>
          </table:table-cell>
          <table:table-cell table:style-name="ce6" office:value-type="string" calcext:value-type="string">
            <text:p>27/09/02014</text:p>
          </table:table-cell>
          <table:table-cell table:style-name="ce6" office:value-type="string" calcext:value-type="string">
            <text:p>5.80G</text:p>
          </table:table-cell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30];&quot;/ /mnt/imos-t4/IMOS/public/AUV/&quot;;[.B30])" office:value-type="string" office:string-value="rsync --dry-run --remove-source-files --size-only --itemize-changes  --stats -uzhvrlD -L --progress /mnt/imos-t4/IMOS/staging/AUV/rsync/Tasmania201306/ /mnt/imos-t4/IMOS/public/AUV/Tasmania201306" calcext:value-type="string">
            <text:p>rsync --dry-run --remove-source-files --size-only --itemize-changes <text:s/>--stats -uzhvrlD -L --progress /mnt/imos-t4/IMOS/staging/AUV/rsync/Tasmania201306/ /mnt/imos-t4/IMOS/public/AUV/Tasmania201306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Tasmania201406</text:p>
          </table:table-cell>
          <table:table-cell table:style-name="ce4" office:value-type="string" calcext:value-type="string">
            <text:p>Never Been on NSP</text:p>
          </table:table-cell>
          <table:table-cell table:style-name="ce2" table:formula="of:=CONCATENATE(&quot;echo **RSYNC CAMPAIGN :&quot;;[.B31];&quot;;rsync --size-only --itemize-changes --log-file=/tmp/auv.log --stats -uzhvrlD -L --progress rsync://129.78.210.231/released/&quot;;[.A31];&quot;/ --compare-dest=/mnt/imos-t4/IMOS/public/AUV/&quot;;[.B31];&quot; /mnt/imos-t4/IMOS/staging/AUV/rsync/&quot;;[.B31])" office:value-type="string" office:string-value="echo **RSYNC CAMPAIGN :Tasmania201406;rsync --size-only --itemize-changes --log-file=/tmp/auv.log --stats -uzhvrlD -L --progress rsync://129.78.210.231/released/Tasmania201406/ --compare-dest=/mnt/imos-t4/IMOS/public/AUV/Tasmania201406 /mnt/imos-t4/IMOS/staging/AUV/rsync/Tasmania201406" calcext:value-type="string">
            <text:p>echo **RSYNC CAMPAIGN :Tasmania201406;rsync --size-only --itemize-changes --log-file=/tmp/auv.log --stats -uzhvrlD -L --progress rsync://129.78.210.231/released/Tasmania201406/ --compare-dest=/mnt/imos-t4/IMOS/public/AUV/Tasmania201406 /mnt/imos-t4/IMOS/staging/AUV/rsync/Tasmania201406</text:p>
          </table:table-cell>
          <table:table-cell table:style-name="ce2" table:formula="of:=CONCATENATE(&quot;rsync --size-only --itemize-changes --log-file=/tmp/auv.log --stats -uzhvrlD -L --progress rsync://129.78.210.231/released/&quot;;[.B31];&quot; --compare-dest=/mnt/imos-t4/IMOS/public/AUV /mnt/imos-t4/IMOS/staging/AUV/rsync&quot;)" office:value-type="string" office:string-value="rsync --size-only --itemize-changes --log-file=/tmp/auv.log --stats -uzhvrlD -L --progress rsync://129.78.210.231/released/Tasmania201406 --compare-dest=/mnt/imos-t4/IMOS/public/AUV /mnt/imos-t4/IMOS/staging/AUV/rsync" calcext:value-type="string">
            <text:p>rsync --size-only --itemize-changes --log-file=/tmp/auv.log --stats -uzhvrlD -L --progress rsync://129.78.210.231/released/Tasmania201406 --compare-dest=/mnt/imos-t4/IMOS/public/AUV /mnt/imos-t4/IMOS/staging/AUV/rsync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table:formula="of:=CONCATENATE(&quot;rsync --dry-run --remove-source-files --size-only --itemize-changes  --stats -uzhvrlD -L --progress /mnt/imos-t4/IMOS/staging/AUV/rsync/&quot;;[.B31];&quot;/ /mnt/imos-t4/IMOS/public/AUV/&quot;;[.B31])" office:value-type="string" office:string-value="rsync --dry-run --remove-source-files --size-only --itemize-changes  --stats -uzhvrlD -L --progress /mnt/imos-t4/IMOS/staging/AUV/rsync/Tasmania201406/ /mnt/imos-t4/IMOS/public/AUV/Tasmania201406" calcext:value-type="string">
            <text:p>rsync --dry-run --remove-source-files --size-only --itemize-changes <text:s/>--stats -uzhvrlD -L --progress /mnt/imos-t4/IMOS/staging/AUV/rsync/Tasmania201406/ /mnt/imos-t4/IMOS/public/AUV/Tasmania201406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9">
          <table:table-cell table:style-name="ce2" office:value-type="string" calcext:value-type="string">
            <text:p>Tuncurry200911</text:p>
          </table:table-cell>
          <table:table-cell table:style-name="ce2"/>
          <table:table-cell table:style-name="ce3" office:value-type="string" calcext:value-type="string">
            <text:p>Never Been on NSP. Not to RSYNC ?</text:p>
          </table:table-cell>
          <table:table-cell table:style-name="ce2" table:number-columns-repeated="6"/>
          <table:table-cell table:style-name="ce2" table:formula="of:=CONCATENATE(&quot;rsync --dry-run --remove-source-files --size-only --itemize-changes  --stats -uzhvrlD -L --progress /mnt/imos-t4/IMOS/staging/AUV/rsync/&quot;;[.B32];&quot;/ /mnt/imos-t4/IMOS/public/AUV/&quot;;[.B32])" office:value-type="string" office:string-value="rsync --dry-run --remove-source-files --size-only --itemize-changes  --stats -uzhvrlD -L --progress /mnt/imos-t4/IMOS/staging/AUV/rsync// /mnt/imos-t4/IMOS/public/AUV/" calcext:value-type="string">
            <text:p>rsync --dry-run --remove-source-files --size-only --itemize-changes <text:s/>--stats -uzhvrlD -L --progress /mnt/imos-t4/IMOS/staging/AUV/rsync// /mnt/imos-t4/IMOS/public/AUV/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WA201004</text:p>
          </table:table-cell>
          <table:table-cell table:style-name="ce3"/>
          <table:table-cell table:style-name="ce2" table:formula="of:=CONCATENATE(&quot;echo **RSYNC CAMPAIGN :&quot;;[.B33];&quot;;rsync --size-only --itemize-changes --log-file=/tmp/auv.log --stats -uzhvrlD -L --progress rsync://129.78.210.231/released/&quot;;[.A33];&quot;/ --compare-dest=/mnt/imos-t4/IMOS/public/AUV/&quot;;[.B33];&quot; /mnt/imos-t4/IMOS/staging/AUV/rsync/&quot;;[.B33])" office:value-type="string" office:string-value="echo **RSYNC CAMPAIGN :WA201004;rsync --size-only --itemize-changes --log-file=/tmp/auv.log --stats -uzhvrlD -L --progress rsync://129.78.210.231/released/WA201004/ --compare-dest=/mnt/imos-t4/IMOS/public/AUV/WA201004 /mnt/imos-t4/IMOS/staging/AUV/rsync/WA201004" calcext:value-type="string">
            <text:p>echo **RSYNC CAMPAIGN :WA201004;rsync --size-only --itemize-changes --log-file=/tmp/auv.log --stats -uzhvrlD -L --progress rsync://129.78.210.231/released/WA201004/ --compare-dest=/mnt/imos-t4/IMOS/public/AUV/WA201004 /mnt/imos-t4/IMOS/staging/AUV/rsync/WA201004</text:p>
          </table:table-cell>
          <table:table-cell table:style-name="ce2" table:formula="of:=CONCATENATE(&quot;rsync --size-only --itemize-changes --log-file=/tmp/auv.log --stats -uzhvrlD -L --progress rsync://129.78.210.231/released/&quot;;[.B33];&quot; --compare-dest=/mnt/imos-t4/IMOS/public/AUV /mnt/imos-t4/IMOS/staging/AUV/rsync&quot;)" office:value-type="string" office:string-value="rsync --size-only --itemize-changes --log-file=/tmp/auv.log --stats -uzhvrlD -L --progress rsync://129.78.210.231/released/WA201004 --compare-dest=/mnt/imos-t4/IMOS/public/AUV /mnt/imos-t4/IMOS/staging/AUV/rsync" calcext:value-type="string">
            <text:p>rsync --size-only --itemize-changes --log-file=/tmp/auv.log --stats -uzhvrlD -L --progress rsync://129.78.210.231/released/WA201004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33];&quot;/ /mnt/imos-t4/IMOS/public/AUV/&quot;;[.B33])" office:value-type="string" office:string-value="rsync --dry-run --remove-source-files --size-only --itemize-changes  --stats -uzhvrlD -L --progress /mnt/imos-t4/IMOS/staging/AUV/rsync/WA201004/ /mnt/imos-t4/IMOS/public/AUV/WA201004" calcext:value-type="string">
            <text:p>rsync --dry-run --remove-source-files --size-only --itemize-changes <text:s/>--stats -uzhvrlD -L --progress /mnt/imos-t4/IMOS/staging/AUV/rsync/WA201004/ /mnt/imos-t4/IMOS/public/AUV/WA201004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7">
          <table:table-cell table:style-name="ce2" office:value-type="string" calcext:value-type="string">
            <text:p>WA201004Eng</text:p>
          </table:table-cell>
          <table:table-cell table:style-name="ce2"/>
          <table:table-cell table:style-name="ce3" office:value-type="string" calcext:value-type="string">
            <text:p>Never Been on NSP. Not to RSYNC ?</text:p>
          </table:table-cell>
          <table:table-cell table:style-name="ce2" table:number-columns-repeated="6"/>
          <table:table-cell table:style-name="ce2" table:formula="of:=CONCATENATE(&quot;rsync --dry-run --remove-source-files --size-only --itemize-changes  --stats -uzhvrlD -L --progress /mnt/imos-t4/IMOS/staging/AUV/rsync/&quot;;[.B34];&quot;/ /mnt/imos-t4/IMOS/public/AUV/&quot;;[.B34])" office:value-type="string" office:string-value="rsync --dry-run --remove-source-files --size-only --itemize-changes  --stats -uzhvrlD -L --progress /mnt/imos-t4/IMOS/staging/AUV/rsync// /mnt/imos-t4/IMOS/public/AUV/" calcext:value-type="string">
            <text:p>rsync --dry-run --remove-source-files --size-only --itemize-changes <text:s/>--stats -uzhvrlD -L --progress /mnt/imos-t4/IMOS/staging/AUV/rsync// /mnt/imos-t4/IMOS/public/AUV/</text:p>
          </table:table-cell>
          <table:table-cell table:style-name="ce8" office:value-type="string" calcext:value-type="string">
            <text:p>NEED TO ASK Stef first</text:p>
          </table:table-cell>
          <table:table-cell table:style-name="ce2"/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WA201104</text:p>
          </table:table-cell>
          <table:table-cell table:style-name="ce3"/>
          <table:table-cell table:style-name="ce2" table:formula="of:=CONCATENATE(&quot;echo **RSYNC CAMPAIGN :&quot;;[.B35];&quot;;rsync --size-only --itemize-changes --log-file=/tmp/auv.log --stats -uzhvrlD -L --progress rsync://129.78.210.231/released/&quot;;[.A35];&quot;/ --compare-dest=/mnt/imos-t4/IMOS/public/AUV/&quot;;[.B35];&quot; /mnt/imos-t4/IMOS/staging/AUV/rsync/&quot;;[.B35])" office:value-type="string" office:string-value="echo **RSYNC CAMPAIGN :WA201104;rsync --size-only --itemize-changes --log-file=/tmp/auv.log --stats -uzhvrlD -L --progress rsync://129.78.210.231/released/WA201104/ --compare-dest=/mnt/imos-t4/IMOS/public/AUV/WA201104 /mnt/imos-t4/IMOS/staging/AUV/rsync/WA201104" calcext:value-type="string">
            <text:p>echo **RSYNC CAMPAIGN :WA201104;rsync --size-only --itemize-changes --log-file=/tmp/auv.log --stats -uzhvrlD -L --progress rsync://129.78.210.231/released/WA201104/ --compare-dest=/mnt/imos-t4/IMOS/public/AUV/WA201104 /mnt/imos-t4/IMOS/staging/AUV/rsync/WA201104</text:p>
          </table:table-cell>
          <table:table-cell table:style-name="ce2" table:formula="of:=CONCATENATE(&quot;rsync --size-only --itemize-changes --log-file=/tmp/auv.log --stats -uzhvrlD -L --progress rsync://129.78.210.231/released/&quot;;[.B35];&quot; --compare-dest=/mnt/imos-t4/IMOS/public/AUV /mnt/imos-t4/IMOS/staging/AUV/rsync&quot;)" office:value-type="string" office:string-value="rsync --size-only --itemize-changes --log-file=/tmp/auv.log --stats -uzhvrlD -L --progress rsync://129.78.210.231/released/WA201104 --compare-dest=/mnt/imos-t4/IMOS/public/AUV /mnt/imos-t4/IMOS/staging/AUV/rsync" calcext:value-type="string">
            <text:p>rsync --size-only --itemize-changes --log-file=/tmp/auv.log --stats -uzhvrlD -L --progress rsync://129.78.210.231/released/WA201104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35];&quot;/ /mnt/imos-t4/IMOS/public/AUV/&quot;;[.B35])" office:value-type="string" office:string-value="rsync --dry-run --remove-source-files --size-only --itemize-changes  --stats -uzhvrlD -L --progress /mnt/imos-t4/IMOS/staging/AUV/rsync/WA201104/ /mnt/imos-t4/IMOS/public/AUV/WA201104" calcext:value-type="string">
            <text:p>rsync --dry-run --remove-source-files --size-only --itemize-changes <text:s/>--stats -uzhvrlD -L --progress /mnt/imos-t4/IMOS/staging/AUV/rsync/WA201104/ /mnt/imos-t4/IMOS/public/AUV/WA201104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WA201204</text:p>
          </table:table-cell>
          <table:table-cell table:style-name="ce3"/>
          <table:table-cell table:style-name="ce2" table:formula="of:=CONCATENATE(&quot;echo **RSYNC CAMPAIGN :&quot;;[.B36];&quot;;rsync --size-only --itemize-changes --log-file=/tmp/auv.log --stats -uzhvrlD -L --progress rsync://129.78.210.231/released/&quot;;[.A36];&quot;/ --compare-dest=/mnt/imos-t4/IMOS/public/AUV/&quot;;[.B36];&quot; /mnt/imos-t4/IMOS/staging/AUV/rsync/&quot;;[.B36])" office:value-type="string" office:string-value="echo **RSYNC CAMPAIGN :WA201204;rsync --size-only --itemize-changes --log-file=/tmp/auv.log --stats -uzhvrlD -L --progress rsync://129.78.210.231/released/WA201204/ --compare-dest=/mnt/imos-t4/IMOS/public/AUV/WA201204 /mnt/imos-t4/IMOS/staging/AUV/rsync/WA201204" calcext:value-type="string">
            <text:p>echo **RSYNC CAMPAIGN :WA201204;rsync --size-only --itemize-changes --log-file=/tmp/auv.log --stats -uzhvrlD -L --progress rsync://129.78.210.231/released/WA201204/ --compare-dest=/mnt/imos-t4/IMOS/public/AUV/WA201204 /mnt/imos-t4/IMOS/staging/AUV/rsync/WA201204</text:p>
          </table:table-cell>
          <table:table-cell table:style-name="ce2" table:formula="of:=CONCATENATE(&quot;rsync --size-only --itemize-changes --log-file=/tmp/auv.log --stats -uzhvrlD -L --progress rsync://129.78.210.231/released/&quot;;[.B36];&quot; --compare-dest=/mnt/imos-t4/IMOS/public/AUV /mnt/imos-t4/IMOS/staging/AUV/rsync&quot;)" office:value-type="string" office:string-value="rsync --size-only --itemize-changes --log-file=/tmp/auv.log --stats -uzhvrlD -L --progress rsync://129.78.210.231/released/WA201204 --compare-dest=/mnt/imos-t4/IMOS/public/AUV /mnt/imos-t4/IMOS/staging/AUV/rsync" calcext:value-type="string">
            <text:p>rsync --size-only --itemize-changes --log-file=/tmp/auv.log --stats -uzhvrlD -L --progress rsync://129.78.210.231/released/WA201204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36];&quot;/ /mnt/imos-t4/IMOS/public/AUV/&quot;;[.B36])" office:value-type="string" office:string-value="rsync --dry-run --remove-source-files --size-only --itemize-changes  --stats -uzhvrlD -L --progress /mnt/imos-t4/IMOS/staging/AUV/rsync/WA201204/ /mnt/imos-t4/IMOS/public/AUV/WA201204" calcext:value-type="string">
            <text:p>rsync --dry-run --remove-source-files --size-only --itemize-changes <text:s/>--stats -uzhvrlD -L --progress /mnt/imos-t4/IMOS/staging/AUV/rsync/WA201204/ /mnt/imos-t4/IMOS/public/AUV/WA201204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 calcext:value-type="string">
            <text:p>WA201304</text:p>
          </table:table-cell>
          <table:table-cell table:style-name="ce3"/>
          <table:table-cell table:style-name="ce2" table:formula="of:=CONCATENATE(&quot;echo **RSYNC CAMPAIGN :&quot;;[.B37];&quot;;rsync --size-only --itemize-changes --log-file=/tmp/auv.log --stats -uzhvrlD -L --progress rsync://129.78.210.231/released/&quot;;[.A37];&quot;/ --compare-dest=/mnt/imos-t4/IMOS/public/AUV/&quot;;[.B37];&quot; /mnt/imos-t4/IMOS/staging/AUV/rsync/&quot;;[.B37])" office:value-type="string" office:string-value="echo **RSYNC CAMPAIGN :WA201304;rsync --size-only --itemize-changes --log-file=/tmp/auv.log --stats -uzhvrlD -L --progress rsync://129.78.210.231/released/WA201304/ --compare-dest=/mnt/imos-t4/IMOS/public/AUV/WA201304 /mnt/imos-t4/IMOS/staging/AUV/rsync/WA201304" calcext:value-type="string">
            <text:p>echo **RSYNC CAMPAIGN :WA201304;rsync --size-only --itemize-changes --log-file=/tmp/auv.log --stats -uzhvrlD -L --progress rsync://129.78.210.231/released/WA201304/ --compare-dest=/mnt/imos-t4/IMOS/public/AUV/WA201304 /mnt/imos-t4/IMOS/staging/AUV/rsync/WA201304</text:p>
          </table:table-cell>
          <table:table-cell table:style-name="ce2" table:formula="of:=CONCATENATE(&quot;rsync --size-only --itemize-changes --log-file=/tmp/auv.log --stats -uzhvrlD -L --progress rsync://129.78.210.231/released/&quot;;[.B37];&quot; --compare-dest=/mnt/imos-t4/IMOS/public/AUV /mnt/imos-t4/IMOS/staging/AUV/rsync&quot;)" office:value-type="string" office:string-value="rsync --size-only --itemize-changes --log-file=/tmp/auv.log --stats -uzhvrlD -L --progress rsync://129.78.210.231/released/WA201304 --compare-dest=/mnt/imos-t4/IMOS/public/AUV /mnt/imos-t4/IMOS/staging/AUV/rsync" calcext:value-type="string">
            <text:p>rsync --size-only --itemize-changes --log-file=/tmp/auv.log --stats -uzhvrlD -L --progress rsync://129.78.210.231/released/WA201304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37];&quot;/ /mnt/imos-t4/IMOS/public/AUV/&quot;;[.B37])" office:value-type="string" office:string-value="rsync --dry-run --remove-source-files --size-only --itemize-changes  --stats -uzhvrlD -L --progress /mnt/imos-t4/IMOS/staging/AUV/rsync/WA201304/ /mnt/imos-t4/IMOS/public/AUV/WA201304" calcext:value-type="string">
            <text:p>rsync --dry-run --remove-source-files --size-only --itemize-changes <text:s/>--stats -uzhvrlD -L --progress /mnt/imos-t4/IMOS/staging/AUV/rsync/WA201304/ /mnt/imos-t4/IMOS/public/AUV/WA201304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WA201403</text:p>
          </table:table-cell>
          <table:table-cell table:style-name="ce4" office:value-type="string" calcext:value-type="string">
            <text:p>Never Been on NSP</text:p>
          </table:table-cell>
          <table:table-cell table:style-name="ce2" table:formula="of:=CONCATENATE(&quot;echo **RSYNC CAMPAIGN :&quot;;[.B38];&quot;;rsync --size-only --itemize-changes --log-file=/tmp/auv.log --stats -uzhvrlD -L --progress rsync://129.78.210.231/released/&quot;;[.A38];&quot;/ --compare-dest=/mnt/imos-t4/IMOS/public/AUV/&quot;;[.B38];&quot; /mnt/imos-t4/IMOS/staging/AUV/rsync/&quot;;[.B38])" office:value-type="string" office:string-value="echo **RSYNC CAMPAIGN :WA201403;rsync --size-only --itemize-changes --log-file=/tmp/auv.log --stats -uzhvrlD -L --progress rsync://129.78.210.231/released/WA201403/ --compare-dest=/mnt/imos-t4/IMOS/public/AUV/WA201403 /mnt/imos-t4/IMOS/staging/AUV/rsync/WA201403" calcext:value-type="string">
            <text:p>echo **RSYNC CAMPAIGN :WA201403;rsync --size-only --itemize-changes --log-file=/tmp/auv.log --stats -uzhvrlD -L --progress rsync://129.78.210.231/released/WA201403/ --compare-dest=/mnt/imos-t4/IMOS/public/AUV/WA201403 /mnt/imos-t4/IMOS/staging/AUV/rsync/WA201403</text:p>
          </table:table-cell>
          <table:table-cell table:style-name="ce2" table:formula="of:=CONCATENATE(&quot;rsync --size-only --itemize-changes --log-file=/tmp/auv.log --stats -uzhvrlD -L --progress rsync://129.78.210.231/released/&quot;;[.B38];&quot; --compare-dest=/mnt/imos-t4/IMOS/public/AUV /mnt/imos-t4/IMOS/staging/AUV/rsync&quot;)" office:value-type="string" office:string-value="rsync --size-only --itemize-changes --log-file=/tmp/auv.log --stats -uzhvrlD -L --progress rsync://129.78.210.231/released/WA201403 --compare-dest=/mnt/imos-t4/IMOS/public/AUV /mnt/imos-t4/IMOS/staging/AUV/rsync" calcext:value-type="string">
            <text:p>rsync --size-only --itemize-changes --log-file=/tmp/auv.log --stats -uzhvrlD -L --progress rsync://129.78.210.231/released/WA201403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office:value-type="string" calcext:value-type="string">
            <text:p>Symlink issues</text:p>
          </table:table-cell>
          <table:table-cell table:style-name="ce2"/>
          <table:table-cell table:style-name="ce2" table:formula="of:=CONCATENATE(&quot;rsync --dry-run --remove-source-files --size-only --itemize-changes  --stats -uzhvrlD -L --progress /mnt/imos-t4/IMOS/staging/AUV/rsync/&quot;;[.B38];&quot;/ /mnt/imos-t4/IMOS/public/AUV/&quot;;[.B38])" office:value-type="string" office:string-value="rsync --dry-run --remove-source-files --size-only --itemize-changes  --stats -uzhvrlD -L --progress /mnt/imos-t4/IMOS/staging/AUV/rsync/WA201403/ /mnt/imos-t4/IMOS/public/AUV/WA201403" calcext:value-type="string">
            <text:p>rsync --dry-run --remove-source-files --size-only --itemize-changes <text:s/>--stats -uzhvrlD -L --progress /mnt/imos-t4/IMOS/staging/AUV/rsync/WA201403/ /mnt/imos-t4/IMOS/public/AUV/WA201403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table:number-columns-repeated="2" table:style-name="ce2" office:value-type="string" calcext:value-type="string">
            <text:p>PS201211</text:p>
          </table:table-cell>
          <table:table-cell table:style-name="ce4" office:value-type="string" calcext:value-type="string">
            <text:p>Never Been on NSP</text:p>
          </table:table-cell>
          <table:table-cell table:style-name="ce2" table:formula="of:=CONCATENATE(&quot;echo **RSYNC CAMPAIGN :&quot;;[.B39];&quot;;rsync --size-only --itemize-changes --log-file=/tmp/auv.log --stats -uzhvrlD -L --progress rsync://129.78.210.231/released/&quot;;[.A39];&quot;/ --compare-dest=/mnt/imos-t4/IMOS/public/AUV/&quot;;[.B39];&quot; /mnt/imos-t4/IMOS/staging/AUV/rsync/&quot;;[.B39])" office:value-type="string" office:string-value="echo **RSYNC CAMPAIGN :PS201211;rsync --size-only --itemize-changes --log-file=/tmp/auv.log --stats -uzhvrlD -L --progress rsync://129.78.210.231/released/PS201211/ --compare-dest=/mnt/imos-t4/IMOS/public/AUV/PS201211 /mnt/imos-t4/IMOS/staging/AUV/rsync/PS201211" calcext:value-type="string">
            <text:p>echo **RSYNC CAMPAIGN :PS201211;rsync --size-only --itemize-changes --log-file=/tmp/auv.log --stats -uzhvrlD -L --progress rsync://129.78.210.231/released/PS201211/ --compare-dest=/mnt/imos-t4/IMOS/public/AUV/PS201211 /mnt/imos-t4/IMOS/staging/AUV/rsync/PS201211</text:p>
          </table:table-cell>
          <table:table-cell table:style-name="ce2" table:formula="of:=CONCATENATE(&quot;rsync --size-only --itemize-changes --log-file=/tmp/auv.log --stats -uzhvrlD -L --progress rsync://129.78.210.231/released/&quot;;[.B39];&quot; --compare-dest=/mnt/imos-t4/IMOS/public/AUV /mnt/imos-t4/IMOS/staging/AUV/rsync&quot;)" office:value-type="string" office:string-value="rsync --size-only --itemize-changes --log-file=/tmp/auv.log --stats -uzhvrlD -L --progress rsync://129.78.210.231/released/PS201211 --compare-dest=/mnt/imos-t4/IMOS/public/AUV /mnt/imos-t4/IMOS/staging/AUV/rsync" calcext:value-type="string">
            <text:p>rsync --size-only --itemize-changes --log-file=/tmp/auv.log --stats -uzhvrlD -L --progress rsync://129.78.210.231/released/PS201211 --compare-dest=/mnt/imos-t4/IMOS/public/AUV /mnt/imos-t4/IMOS/staging/AUV/rsync</text:p>
          </table:table-cell>
          <table:table-cell table:style-name="ce6" office:value-type="string" calcext:value-type="string">
            <text:p>30/09/02014</text:p>
          </table:table-cell>
          <table:table-cell table:style-name="ce6"/>
          <table:table-cell table:style-name="ce2" table:number-columns-repeated="2"/>
          <table:table-cell table:style-name="ce2" table:formula="of:=CONCATENATE(&quot;rsync --dry-run --remove-source-files --size-only --itemize-changes  --stats -uzhvrlD -L --progress /mnt/imos-t4/IMOS/staging/AUV/rsync/&quot;;[.B39];&quot;/ /mnt/imos-t4/IMOS/public/AUV/&quot;;[.B39])" office:value-type="string" office:string-value="rsync --dry-run --remove-source-files --size-only --itemize-changes  --stats -uzhvrlD -L --progress /mnt/imos-t4/IMOS/staging/AUV/rsync/PS201211/ /mnt/imos-t4/IMOS/public/AUV/PS201211" calcext:value-type="string">
            <text:p>rsync --dry-run --remove-source-files --size-only --itemize-changes <text:s/>--stats -uzhvrlD -L --progress /mnt/imos-t4/IMOS/staging/AUV/rsync/PS201211/ /mnt/imos-t4/IMOS/public/AUV/PS201211</text:p>
          </table:table-cell>
          <table:table-cell table:style-name="ce8" office:value-type="string" calcext:value-type="string">
            <text:p>NEED TO RSYNC</text:p>
          </table:table-cell>
          <table:table-cell table:style-name="ce9" office:value-type="string" calcext:value-type="string">
            <text:p>IN PROGRESS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Ningaloo200705</text:p>
          </table:table-cell>
          <table:table-cell office:value-type="string" calcext:value-type="string">
            <text:p>Nothing in Stef's serv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Whyalla200806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5">
          <table:table-cell office:value-type="string" calcext:value-type="string">
            <text:p>cat <text:s/>/mnt/imos-t4/project_officers/wip/AUV/log_AUV.txt | grep 'Campaign\|Dive'</text:p>
          </table:table-cell>
          <table:table-cell table:number-columns-repeated="1023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snard </meta:initial-creator>
    <meta:creation-date>2014-08-25T10:56:02.125000891</meta:creation-date>
    <dc:date>2014-11-10T12:06:59.349069273</dc:date>
    <dc:creator>lbesnard </dc:creator>
    <meta:editing-duration>P10DT21H7M41S</meta:editing-duration>
    <meta:editing-cycles>90</meta:editing-cycles>
    <meta:generator>LibreOffice/4.1.2.3$Linux_X86_64 LibreOffice_project/410m0$Build-3</meta:generator>
    <meta:printed-by>lbesnard </meta:printed-by>
    <meta:print-date>2014-08-25T14:43:56.600744836</meta:print-date>
    <meta:document-statistic meta:table-count="1" meta:cell-count="335" meta:object-count="0"/>
  </office:meta>
</office:document-meta>
</file>